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apple-system, BlinkMacSystemFon" svg:font-family="apple-system, BlinkMacSystemFon" style:font-family-generic="system"/>
    <style:font-face style:name="Courier" svg:font-family="Courier" style:font-family-generic="system" svg:panose-1="2 7 4 9 2 2 5 2 4 4"/>
    <style:font-face style:name="Consolas" svg:font-family="Consolas" style:font-family-generic="modern" style:font-pitch="fixed" svg:panose-1="2 11 6 9 2 2 4 3 2 4"/>
    <style:font-face style:name="Oswald, sans-serif" svg:font-family="Oswald, sans-serif" style:font-family-generic="system"/>
    <style:font-face style:name="Lora, serif" svg:font-family="Lora, serif" style:font-family-generic="system"/>
    <style:font-face style:name="Source Code Pro" svg:font-family="Source Code Pro" style:font-family-generic="modern" style:font-pitch="fixed" svg:panose-1="2 11 5 9 3 4 3 2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rongEmphasis" style:family="text">
      <style:text-properties style:font-name="apple-system, BlinkMacSystemFon" fo:font-weight="bold" style:font-weight-asian="bold" fo:color="#212529"/>
    </style:style>
    <style:style style:name="P3" style:parent-style-name="Textbody" style:family="paragraph">
      <style:paragraph-properties fo:widows="2" fo:orphans="2"/>
      <style:text-properties style:font-name="apple-system, BlinkMacSystemFon" fo:color="#212529"/>
    </style:style>
    <style:style style:name="P4" style:parent-style-name="Textbody" style:family="paragraph">
      <style:paragraph-properties fo:widows="2" fo:orphans="2"/>
      <style:text-properties style:font-name="apple-system, BlinkMacSystemFon" fo:color="#212529"/>
    </style:style>
    <style:style style:name="P5" style:parent-style-name="Textbody" style:family="paragraph">
      <style:paragraph-properties fo:widows="2" fo:orphans="2"/>
      <style:text-properties style:font-name="apple-system, BlinkMacSystemFon" fo:color="#212529"/>
    </style:style>
    <style:style style:name="P6" style:parent-style-name="Textbody" style:family="paragraph">
      <style:paragraph-properties fo:widows="2" fo:orphans="2"/>
    </style:style>
    <style:style style:name="T7" style:parent-style-name="Fuentedepárrafopredeter." style:family="text">
      <style:text-properties style:font-name="Arial" fo:color="#000000" fo:font-size="10.5pt" style:font-size-asian="10.5pt"/>
    </style:style>
    <style:style style:name="T8" style:parent-style-name="Fuentedepárrafopredeter." style:family="text">
      <style:text-properties style:font-name="Arial" fo:color="#0066B3" fo:font-size="10.5pt" style:font-size-asian="10.5pt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="Arial" fo:color="#000000" fo:font-size="10.5pt" style:font-size-asian="10.5pt"/>
    </style:style>
    <style:style style:name="T10" style:parent-style-name="Fuentedepárrafopredeter." style:family="text">
      <style:text-properties style:font-name="Arial" fo:color="#0066B3" fo:font-size="10.5pt" style:font-size-asian="10.5pt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font-name="Arial" fo:color="#000000" fo:font-size="10.5pt" style:font-size-asian="10.5pt"/>
    </style:style>
    <style:style style:name="T12" style:parent-style-name="Fuentedepárrafopredeter." style:family="text">
      <style:text-properties style:font-name="Arial" fo:color="#000000" fo:font-size="10.5pt" style:font-size-asian="10.5pt"/>
    </style:style>
    <style:style style:name="T13" style:parent-style-name="Fuentedepárrafopredeter." style:family="text">
      <style:text-properties style:font-name="Arial" fo:color="#0066B3" fo:font-size="10.5pt" style:font-size-asian="10.5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font-name="Arial" fo:color="#000000" fo:font-size="10.5pt" style:font-size-asian="10.5pt"/>
    </style:style>
    <style:style style:name="T15" style:parent-style-name="Fuentedepárrafopredeter." style:family="text">
      <style:text-properties style:font-name="Arial" fo:color="#000000" fo:font-size="10.5pt" style:font-size-asian="10.5pt"/>
    </style:style>
    <style:style style:name="P16" style:parent-style-name="Título4" style:family="paragraph">
      <style:paragraph-properties fo:widows="2" fo:orphans="2"/>
      <style:text-properties style:font-name="Arial" fo:color="#000000" fo:font-size="10.5pt" style:font-size-asian="10.5pt"/>
    </style:style>
    <style:style style:name="P17" style:parent-style-name="Textbody" style:family="paragraph">
      <style:paragraph-properties fo:widows="2" fo:orphans="2"/>
    </style:style>
    <style:style style:name="T18" style:parent-style-name="Fuentedepárrafopredeter." style:family="text">
      <style:text-properties style:font-name="Arial" fo:color="#000000" fo:font-size="10.5pt" style:font-size-asian="10.5pt"/>
    </style:style>
    <style:style style:name="T19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P20" style:parent-style-name="Textbody" style:family="paragraph">
      <style:paragraph-properties fo:widows="2" fo:orphans="2"/>
    </style:style>
    <style:style style:name="T21" style:parent-style-name="Fuentedepárrafopredeter." style:family="text">
      <style:text-properties style:font-name="Arial" fo:color="#000000" fo:font-size="10.5pt" style:font-size-asian="10.5pt"/>
    </style:style>
    <style:style style:name="T22" style:parent-style-name="StrongEmphasis" style:family="text">
      <style:text-properties style:font-name="Arial" fo:font-weight="normal" style:font-weight-asian="normal" fo:color="#000000" fo:font-size="10.5pt" style:font-size-asian="10.5pt" fo:background-color="#00FF00"/>
    </style:style>
    <style:style style:name="T23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24" style:parent-style-name="Fuentedepárrafopredeter." style:family="text">
      <style:text-properties style:font-name="Arial" fo:color="#000000" fo:font-size="10.5pt" style:font-size-asian="10.5pt"/>
    </style:style>
    <style:style style:name="T25" style:parent-style-name="Fuentedepárrafopredeter." style:family="text">
      <style:text-properties style:font-name="Arial" fo:color="#000000" fo:font-size="10.5pt" style:font-size-asian="10.5pt"/>
    </style:style>
    <style:style style:name="T26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7" style:parent-style-name="Fuentedepárrafopredeter." style:family="text">
      <style:text-properties style:font-name="Arial" fo:color="#000000" fo:font-size="10.5pt" style:font-size-asian="10.5pt"/>
    </style:style>
    <style:style style:name="T28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9" style:parent-style-name="Fuentedepárrafopredeter." style:family="text">
      <style:text-properties style:font-name="Arial" fo:color="#000000" fo:font-size="10.5pt" style:font-size-asian="10.5pt"/>
    </style:style>
    <style:style style:name="P30" style:parent-style-name="Textbody" style:family="paragraph">
      <style:paragraph-properties fo:widows="2" fo:orphans="2"/>
    </style:style>
    <style:style style:name="T31" style:parent-style-name="Fuentedepárrafopredeter." style:family="text">
      <style:text-properties style:font-name="Arial" fo:color="#000000" fo:font-size="10.5pt" style:font-size-asian="10.5pt"/>
    </style:style>
    <style:style style:name="T32" style:parent-style-name="Fuentedepárrafopredeter." style:family="text">
      <style:text-properties style:font-name="Arial" fo:color="#000000" fo:font-size="10.5pt" style:font-size-asian="10.5pt" fo:background-color="#FFFF00"/>
    </style:style>
    <style:style style:name="T33" style:parent-style-name="StrongEmphasis" style:family="text">
      <style:text-properties style:font-name="Arial" fo:font-weight="normal" style:font-weight-asian="normal" fo:color="#000000" fo:font-size="10.5pt" style:font-size-asian="10.5pt" fo:background-color="#FFFF00"/>
    </style:style>
    <style:style style:name="T34" style:parent-style-name="Fuentedepárrafopredeter." style:family="text">
      <style:text-properties style:font-name="Arial" fo:color="#000000" fo:font-size="10.5pt" style:font-size-asian="10.5pt"/>
    </style:style>
    <style:style style:name="T35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6" style:parent-style-name="Fuentedepárrafopredeter." style:family="text">
      <style:text-properties style:font-name="Arial" fo:color="#000000" fo:font-size="10.5pt" style:font-size-asian="10.5pt"/>
    </style:style>
    <style:style style:name="T37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8" style:parent-style-name="Fuentedepárrafopredeter." style:family="text">
      <style:text-properties style:font-name="Arial" fo:color="#000000" fo:font-size="10.5pt" style:font-size-asian="10.5pt"/>
    </style:style>
    <style:style style:name="P39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40" style:parent-style-name="Textbody" style:family="paragraph">
      <style:paragraph-properties fo:widows="2" fo:orphans="2" fo:margin-left="0.1041in" fo:margin-right="0.1041in" fo:background-color="#EEEEEE">
        <style:tab-stops/>
      </style:paragraph-properties>
      <style:text-properties style:font-name="Courier" fo:color="#000000" fo:font-size="10.5pt" style:font-size-asian="10.5pt" fo:language="en" fo:country="US"/>
    </style:style>
    <style:style style:name="P41" style:parent-style-name="Título4" style:family="paragraph">
      <style:paragraph-properties fo:widows="2" fo:orphans="2"/>
    </style:style>
    <style:style style:name="T42" style:parent-style-name="Fuentedepárrafopredeter." style:family="text">
      <style:text-properties style:font-name="Arial" fo:color="#000000" fo:font-size="10.5pt" style:font-size-asian="10.5pt"/>
    </style:style>
    <style:style style:name="T43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P44" style:parent-style-name="Título4" style:family="paragraph">
      <style:paragraph-properties fo:widows="2" fo:orphans="2"/>
      <style:text-properties style:font-name="Arial" fo:color="#000000" fo:font-size="10.5pt" style:font-size-asian="10.5pt"/>
    </style:style>
    <style:style style:name="P45" style:parent-style-name="Textbody" style:family="paragraph">
      <style:paragraph-properties fo:widows="2" fo:orphans="2"/>
    </style:style>
    <style:style style:name="T46" style:parent-style-name="Fuentedepárrafopredeter." style:family="text">
      <style:text-properties style:font-name="Arial" fo:color="#000000" fo:font-size="10.5pt" style:font-size-asian="10.5pt"/>
    </style:style>
    <style:style style:name="T47" style:parent-style-name="Fuentedepárrafopredeter." style:family="text">
      <style:text-properties style:font-name="Arial" fo:color="#000000" fo:font-size="10.5pt" style:font-size-asian="10.5pt"/>
    </style:style>
    <style:style style:name="T48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49" style:parent-style-name="Fuentedepárrafopredeter." style:family="text">
      <style:text-properties style:font-name="Arial" fo:color="#000000" fo:font-size="10.5pt" style:font-size-asian="10.5pt"/>
    </style:style>
    <style:style style:name="P50" style:parent-style-name="Textbody" style:family="paragraph">
      <style:paragraph-properties fo:widows="2" fo:orphans="2"/>
    </style:style>
    <style:style style:name="T51" style:parent-style-name="Fuentedepárrafopredeter." style:family="text">
      <style:text-properties style:font-name="Arial" fo:color="#000000" fo:font-size="10.5pt" style:font-size-asian="10.5pt"/>
    </style:style>
    <style:style style:name="T52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53" style:parent-style-name="Fuentedepárrafopredeter." style:family="text">
      <style:text-properties style:font-name="Arial" fo:color="#000000" fo:font-size="10.5pt" style:font-size-asian="10.5pt"/>
    </style:style>
    <style:style style:name="T54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55" style:parent-style-name="Fuentedepárrafopredeter." style:family="text">
      <style:text-properties style:font-name="Arial" fo:color="#000000" fo:font-size="10.5pt" style:font-size-asian="10.5pt"/>
    </style:style>
    <style:style style:name="T56" style:parent-style-name="Fuentedepárrafopredeter." style:family="text">
      <style:text-properties style:font-name="Arial" fo:color="#000000" fo:font-size="10.5pt" style:font-size-asian="10.5pt"/>
    </style:style>
    <style:style style:name="P57" style:parent-style-name="Textbody" style:family="paragraph">
      <style:paragraph-properties fo:widows="2" fo:orphans="2"/>
    </style:style>
    <style:style style:name="T58" style:parent-style-name="Fuentedepárrafopredeter." style:family="text">
      <style:text-properties style:font-name="Arial" fo:color="#000000" fo:font-size="10.5pt" style:font-size-asian="10.5pt"/>
    </style:style>
    <style:style style:name="T59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60" style:parent-style-name="Fuentedepárrafopredeter." style:family="text">
      <style:text-properties style:font-name="Arial" fo:color="#000000" fo:font-size="10.5pt" style:font-size-asian="10.5pt"/>
    </style:style>
    <style:style style:name="T61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62" style:parent-style-name="Fuentedepárrafopredeter." style:family="text">
      <style:text-properties style:font-name="Arial" fo:color="#000000" fo:font-size="10.5pt" style:font-size-asian="10.5pt"/>
    </style:style>
    <style:style style:name="P63" style:parent-style-name="Textbody" style:family="paragraph">
      <style:paragraph-properties fo:widows="2" fo:orphans="2" fo:margin-left="0.1041in" fo:margin-right="0.1041in" fo:background-color="#EEEEEE">
        <style:tab-stops/>
      </style:paragraph-properties>
    </style:style>
    <style:style style:name="T64" style:parent-style-name="Fuentedepárrafopredeter." style:family="text">
      <style:text-properties style:font-name="Courier" fo:color="#0000FF" fo:font-size="10.5pt" style:font-size-asian="10.5pt"/>
    </style:style>
    <style:style style:name="T65" style:parent-style-name="Fuentedepárrafopredeter." style:family="text">
      <style:text-properties style:font-name="Courier" fo:color="#0000FF" fo:font-size="10.5pt" style:font-size-asian="10.5pt" fo:background-color="#00FF00"/>
    </style:style>
    <style:style style:name="T66" style:parent-style-name="Fuentedepárrafopredeter." style:family="text">
      <style:text-properties style:font-name="Courier" fo:color="#000000" fo:font-size="10.5pt" style:font-size-asian="10.5pt"/>
    </style:style>
    <style:style style:name="T67" style:parent-style-name="Fuentedepárrafopredeter." style:family="text">
      <style:text-properties style:font-name="Courier" fo:color="#000000" fo:font-size="10.5pt" style:font-size-asian="10.5pt" fo:language="en" fo:country="US"/>
    </style:style>
    <style:style style:name="T68" style:parent-style-name="Fuentedepárrafopredeter." style:family="text">
      <style:text-properties style:font-name="Courier" fo:color="#000000" fo:font-size="10.5pt" style:font-size-asian="10.5pt" fo:language="en" fo:country="US"/>
    </style:style>
    <style:style style:name="P69" style:parent-style-name="Textbody" style:family="paragraph">
      <style:paragraph-properties fo:widows="2" fo:orphans="2"/>
    </style:style>
    <style:style style:name="T70" style:parent-style-name="Fuentedepárrafopredeter." style:family="text">
      <style:text-properties style:font-name="Arial" fo:color="#000000" fo:font-size="10.5pt" style:font-size-asian="10.5pt"/>
    </style:style>
    <style:style style:name="T71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72" style:parent-style-name="Fuentedepárrafopredeter." style:family="text">
      <style:text-properties style:font-name="Arial" fo:color="#000000" fo:font-size="10.5pt" style:font-size-asian="10.5pt"/>
    </style:style>
    <style:style style:name="T73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74" style:parent-style-name="Fuentedepárrafopredeter." style:family="text">
      <style:text-properties style:font-name="Arial" fo:color="#000000" fo:font-size="10.5pt" style:font-size-asian="10.5pt"/>
    </style:style>
    <style:style style:name="P75" style:parent-style-name="Textbody" style:family="paragraph">
      <style:paragraph-properties fo:widows="2" fo:orphans="2" fo:margin-bottom="0in"/>
    </style:style>
    <style:style style:name="T76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77" style:parent-style-name="Fuentedepárrafopredeter." style:family="text">
      <style:text-properties style:font-name="Arial" fo:color="#000000" fo:font-size="10.5pt" style:font-size-asian="10.5pt"/>
    </style:style>
    <style:style style:name="T78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79" style:parent-style-name="Fuentedepárrafopredeter." style:family="text">
      <style:text-properties style:font-name="Arial" fo:color="#000000" fo:font-size="10.5pt" style:font-size-asian="10.5pt"/>
    </style:style>
    <style:style style:name="T80" style:parent-style-name="Fuentedepárrafopredeter." style:family="text">
      <style:text-properties style:font-name="Arial" fo:color="#000000" fo:font-size="10.5pt" style:font-size-asian="10.5pt"/>
    </style:style>
    <style:style style:name="P81" style:parent-style-name="Textbody" style:family="paragraph">
      <style:paragraph-properties fo:widows="2" fo:orphans="2" fo:margin-bottom="0in"/>
    </style:style>
    <style:style style:name="T82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83" style:parent-style-name="Fuentedepárrafopredeter." style:family="text">
      <style:text-properties style:font-name="Arial" fo:color="#000000" fo:font-size="10.5pt" style:font-size-asian="10.5pt"/>
    </style:style>
    <style:style style:name="P84" style:parent-style-name="Textbody" style:family="paragraph">
      <style:paragraph-properties fo:widows="2" fo:orphans="2"/>
    </style:style>
    <style:style style:name="T85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86" style:parent-style-name="Fuentedepárrafopredeter." style:family="text">
      <style:text-properties style:font-name="Arial" fo:color="#000000" fo:font-size="10.5pt" style:font-size-asian="10.5pt"/>
    </style:style>
    <style:style style:name="T87" style:parent-style-name="Fuentedepárrafopredeter." style:family="text">
      <style:text-properties style:font-name="Arial" fo:color="#000000" fo:font-size="10.5pt" style:font-size-asian="10.5pt"/>
    </style:style>
    <style:style style:name="T88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89" style:parent-style-name="Fuentedepárrafopredeter." style:family="text">
      <style:text-properties style:font-name="Arial" fo:color="#000000" fo:font-size="10.5pt" style:font-size-asian="10.5pt"/>
    </style:style>
    <style:style style:name="T90" style:parent-style-name="Fuentedepárrafopredeter." style:family="text">
      <style:text-properties style:font-name="Arial" fo:color="#0066B3" fo:font-size="10.5pt" style:font-size-asian="10.5pt" style:text-underline-type="single" style:text-underline-style="solid" style:text-underline-width="auto" style:text-underline-mode="continuous"/>
    </style:style>
    <style:style style:name="T91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P92" style:parent-style-name="Textbody" style:family="paragraph">
      <style:paragraph-properties fo:widows="2" fo:orphans="2"/>
    </style:style>
    <style:style style:name="T93" style:parent-style-name="Fuentedepárrafopredeter." style:family="text">
      <style:text-properties style:font-name="Arial" fo:color="#000000" fo:font-size="10.5pt" style:font-size-asian="10.5pt"/>
    </style:style>
    <style:style style:name="T94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95" style:parent-style-name="Fuentedepárrafopredeter." style:family="text">
      <style:text-properties style:font-name="Arial" fo:color="#000000" fo:font-size="10.5pt" style:font-size-asian="10.5pt"/>
    </style:style>
    <style:style style:name="T96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97" style:parent-style-name="Fuentedepárrafopredeter." style:family="text">
      <style:text-properties style:font-name="Arial" fo:color="#000000" fo:font-size="10.5pt" style:font-size-asian="10.5pt"/>
    </style:style>
    <style:style style:name="T98" style:parent-style-name="Fuentedepárrafopredeter." style:family="text">
      <style:text-properties style:font-name="Arial" fo:color="#000000" fo:font-size="10.5pt" style:font-size-asian="10.5pt"/>
    </style:style>
    <style:style style:name="P99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100" style:parent-style-name="Textbody" style:family="paragraph">
      <style:paragraph-properties fo:widows="2" fo:orphans="2"/>
      <style:text-properties style:font-name="Arial" fo:font-weight="bold" style:font-weight-asian="bold" style:font-weight-complex="bold" fo:color="#000000" fo:font-size="10.5pt" style:font-size-asian="10.5pt"/>
    </style:style>
    <style:style style:name="P101" style:parent-style-name="Standard" style:family="paragraph">
      <style:paragraph-properties fo:widows="2" fo:orphans="2"/>
    </style:style>
    <style:style style:name="T102" style:parent-style-name="Fuentedepárrafopredeter." style:family="text">
      <style:text-properties style:font-name="Consolas" style:font-name-asian="Consolas" style:font-name-complex="Consolas" fo:color="#BF5F3F" fo:font-size="10pt" style:font-size-asian="10pt" style:font-size-complex="10pt" fo:language="en" fo:country="US"/>
    </style:style>
    <style:style style:name="T103" style:parent-style-name="Fuentedepárrafopredeter.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10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05" style:parent-style-name="Fuentedepárrafopredeter." style:family="text">
      <style:text-properties style:font-name="Consolas" style:font-name-asian="Consolas" style:font-name-complex="Consolas" fo:color="#7F007F" fo:font-size="10pt" style:font-size-asian="10pt" style:font-size-complex="10pt" fo:language="en" fo:country="US"/>
    </style:style>
    <style:style style:name="T10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07" style:parent-style-name="Fuentedepárrafopredeter." style:family="text">
      <style:text-properties style:font-name="Consolas" style:font-name-asian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0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09" style:parent-style-name="Fuentedepárrafopredeter." style:family="text">
      <style:text-properties style:font-name="Consolas" style:font-name-asian="Consolas" style:font-name-complex="Consolas" fo:color="#BF5F3F" fo:font-size="10pt" style:font-size-asian="10pt" style:font-size-complex="10pt" fo:language="en" fo:country="US"/>
    </style:style>
    <style:style style:name="P110" style:parent-style-name="Standard" style:family="paragraph">
      <style:paragraph-properties style:text-autospace="none"/>
      <style:text-properties style:font-name="Consolas" style:font-name-asian="Consolas" style:font-name-complex="Consolas" fo:color="#BF5F3F" fo:font-size="10pt" style:font-size-asian="10pt" style:font-size-complex="10pt" fo:language="en" fo:country="US"/>
    </style:style>
    <style:style style:name="P111" style:parent-style-name="Standard" style:family="paragraph">
      <style:paragraph-properties style:text-autospace="none"/>
    </style:style>
    <style:style style:name="T11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1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1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15" style:parent-style-name="Standard" style:family="paragraph">
      <style:paragraph-properties style:text-autospace="none"/>
    </style:style>
    <style:style style:name="T11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1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1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19" style:parent-style-name="Standard" style:family="paragraph">
      <style:paragraph-properties style:text-autospace="none"/>
    </style:style>
    <style:style style:name="T12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2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22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12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24" style:parent-style-name="Standard" style:family="paragraph">
      <style:paragraph-properties style:text-autospace="none"/>
    </style:style>
    <style:style style:name="T12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26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12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28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12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3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31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13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33" style:parent-style-name="Standard" style:family="paragraph">
      <style:paragraph-properties style:text-autospace="none"/>
    </style:style>
    <style:style style:name="T13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3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3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37" style:parent-style-name="Standard" style:family="paragraph">
      <style:paragraph-properties style:text-autospace="none"/>
    </style:style>
    <style:style style:name="T13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39" style:parent-style-name="Fuentedepárrafopredeter." style:family="text">
      <style:text-properties style:font-name="Consolas" style:font-name-asian="Consolas" style:font-name-complex="Consolas" fo:color="#3F7F5F" fo:font-size="10pt" style:font-size-asian="10pt" style:font-size-complex="10pt" fo:language="en" fo:country="US"/>
    </style:style>
    <style:style style:name="P140" style:parent-style-name="Standard" style:family="paragraph">
      <style:paragraph-properties style:text-autospace="none"/>
    </style:style>
    <style:style style:name="T14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42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14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4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45" style:parent-style-name="Standard" style:family="paragraph">
      <style:paragraph-properties style:text-autospace="none"/>
    </style:style>
    <style:style style:name="T14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47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14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49" style:parent-style-name="Standard" style:family="paragraph">
      <style:paragraph-properties style:text-autospace="none"/>
    </style:style>
    <style:style style:name="T15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5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52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15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15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55" style:parent-style-name="Standard" style:family="paragraph">
      <style:paragraph-properties style:text-autospace="none"/>
      <style:text-properties style:font-name="Arial" style:font-name-asian="Consolas" style:font-name-complex="Consolas" fo:color="#000000" fo:font-size="10.5pt" style:font-size-asian="10.5pt" style:font-size-complex="10pt"/>
    </style:style>
    <style:style style:name="P156" style:parent-style-name="Standard" style:family="paragraph">
      <style:paragraph-properties style:text-autospace="none"/>
    </style:style>
    <style:style style:name="T15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58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language="en" fo:country="US"/>
    </style:style>
    <style:style style:name="T15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60" style:parent-style-name="Standard" style:family="paragraph">
      <style:paragraph-properties style:text-autospace="none"/>
    </style:style>
    <style:style style:name="T16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62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background-color="#00FF00" fo:language="en" fo:country="US"/>
    </style:style>
    <style:style style:name="T16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164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background-color="#00FF00" fo:language="en" fo:country="US"/>
    </style:style>
    <style:style style:name="T16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P166" style:parent-style-name="Standard" style:family="paragraph">
      <style:paragraph-properties style:text-autospace="none"/>
    </style:style>
    <style:style style:name="T16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16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000000" fo:font-size="10pt" style:font-size-asian="10pt" style:font-size-complex="10pt" fo:background-color="#00FF00" fo:language="en" fo:country="US"/>
    </style:style>
    <style:style style:name="P169" style:parent-style-name="Título4" style:family="paragraph">
      <style:paragraph-properties fo:widows="2" fo:orphans="2"/>
      <style:text-properties style:font-name="Arial" fo:color="#000000" fo:font-size="10.5pt" style:font-size-asian="10.5pt"/>
    </style:style>
    <style:style style:name="P170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171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172" style:parent-style-name="Textbody" style:family="paragraph">
      <style:paragraph-properties fo:widows="2" fo:orphans="2"/>
    </style:style>
    <style:style style:name="T173" style:parent-style-name="Fuentedepárrafopredeter." style:family="text">
      <style:text-properties style:font-name="Arial" fo:color="#000000" fo:font-size="10.5pt" style:font-size-asian="10.5pt"/>
    </style:style>
    <style:style style:name="T174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175" style:parent-style-name="Fuentedepárrafopredeter." style:family="text">
      <style:text-properties style:font-name="Arial" fo:color="#000000" fo:font-size="10.5pt" style:font-size-asian="10.5pt"/>
    </style:style>
    <style:style style:name="P176" style:parent-style-name="Textbody" style:family="paragraph">
      <style:paragraph-properties fo:widows="2" fo:orphans="2"/>
    </style:style>
    <style:style style:name="T177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178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179" style:parent-style-name="Fuentedepárrafopredeter." style:family="text">
      <style:text-properties style:font-name="Arial" fo:color="#000000" fo:font-size="10.5pt" style:font-size-asian="10.5pt"/>
    </style:style>
    <style:style style:name="P180" style:parent-style-name="Textbody" style:family="paragraph">
      <style:paragraph-properties fo:widows="2" fo:orphans="2"/>
    </style:style>
    <style:style style:name="T181" style:parent-style-name="Fuentedepárrafopredeter." style:family="text">
      <style:text-properties style:font-name="Arial" fo:color="#000000" fo:font-size="10.5pt" style:font-size-asian="10.5pt"/>
    </style:style>
    <style:style style:name="T182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183" style:parent-style-name="Fuentedepárrafopredeter." style:family="text">
      <style:text-properties style:font-name="Arial" fo:color="#000000" fo:font-size="10.5pt" style:font-size-asian="10.5pt"/>
    </style:style>
    <style:style style:name="T184" style:parent-style-name="Fuentedepárrafopredeter." style:family="text">
      <style:text-properties style:font-name="Arial" fo:color="#000000" fo:font-size="10.5pt" style:font-size-asian="10.5pt"/>
    </style:style>
    <style:style style:name="P185" style:parent-style-name="Textbody" style:family="paragraph">
      <style:paragraph-properties fo:widows="2" fo:orphans="2"/>
    </style:style>
    <style:style style:name="T186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187" style:parent-style-name="Fuentedepárrafopredeter." style:family="text">
      <style:text-properties style:font-name="Arial" fo:color="#000000" fo:font-size="10.5pt" style:font-size-asian="10.5pt"/>
    </style:style>
    <style:style style:name="T188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189" style:parent-style-name="Fuentedepárrafopredeter." style:family="text">
      <style:text-properties style:font-name="Arial" fo:color="#000000" fo:font-size="10.5pt" style:font-size-asian="10.5pt"/>
    </style:style>
    <style:style style:name="T190" style:parent-style-name="Fuentedepárrafopredeter." style:family="text">
      <style:text-properties style:font-name="Arial" fo:color="#000000" fo:font-size="10.5pt" style:font-size-asian="10.5pt"/>
    </style:style>
    <style:style style:name="P191" style:parent-style-name="Textbody" style:family="paragraph">
      <style:paragraph-properties fo:widows="2" fo:orphans="2"/>
    </style:style>
    <style:style style:name="T192" style:parent-style-name="Fuentedepárrafopredeter." style:family="text">
      <style:text-properties style:font-name="Arial" fo:color="#000000" fo:font-size="10.5pt" style:font-size-asian="10.5pt"/>
    </style:style>
    <style:style style:name="T193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194" style:parent-style-name="Fuentedepárrafopredeter." style:family="text">
      <style:text-properties style:font-name="Arial" fo:color="#000000" fo:font-size="10.5pt" style:font-size-asian="10.5pt"/>
    </style:style>
    <style:style style:name="P195" style:parent-style-name="Textbody" style:family="paragraph">
      <style:paragraph-properties fo:widows="2" fo:orphans="2"/>
      <style:text-properties style:font-name="Arial" fo:color="#000000" fo:font-size="10.5pt" style:font-size-asian="10.5pt" fo:background-color="#FF0000"/>
    </style:style>
    <style:style style:name="P196" style:parent-style-name="Textbody" style:family="paragraph">
      <style:paragraph-properties fo:widows="2" fo:orphans="2"/>
      <style:text-properties style:font-name="Courier" fo:color="#000000" fo:font-size="10.5pt" style:font-size-asian="10.5pt"/>
    </style:style>
    <style:style style:name="P197" style:parent-style-name="Textbody" style:family="paragraph">
      <style:paragraph-properties fo:widows="2" fo:orphans="2" fo:margin-left="0in" fo:text-indent="0in">
        <style:tab-stops/>
      </style:paragraph-properties>
      <style:text-properties style:font-name="Courier" fo:color="#000000" fo:font-size="10.5pt" style:font-size-asian="10.5pt"/>
    </style:style>
    <style:style style:name="P198" style:parent-style-name="Textbody" style:family="paragraph">
      <style:paragraph-properties fo:widows="2" fo:orphans="2" fo:background-color="#EEEEEE"/>
    </style:style>
    <style:style style:name="T199" style:parent-style-name="Fuentedepárrafopredeter." style:family="text">
      <style:text-properties style:font-name="Courier" fo:color="#000000" fo:font-size="10.5pt" style:font-size-asian="10.5pt" fo:background-color="#00FF00" fo:language="en" fo:country="US"/>
    </style:style>
    <style:style style:name="T200" style:parent-style-name="Fuentedepárrafopredeter." style:family="text">
      <style:text-properties style:font-name="Courier" fo:color="#000000" fo:font-size="10.5pt" style:font-size-asian="10.5pt" fo:language="en" fo:country="US"/>
    </style:style>
    <style:style style:name="P201" style:parent-style-name="Título4" style:family="paragraph">
      <style:paragraph-properties fo:widows="2" fo:orphans="2"/>
      <style:text-properties style:font-name="Arial" fo:color="#000000" fo:font-size="10.5pt" style:font-size-asian="10.5pt"/>
    </style:style>
    <style:style style:name="P202" style:parent-style-name="Textbody" style:family="paragraph">
      <style:paragraph-properties fo:widows="2" fo:orphans="2"/>
    </style:style>
    <style:style style:name="T203" style:parent-style-name="Fuentedepárrafopredeter." style:family="text">
      <style:text-properties style:font-name="Arial" fo:color="#000000" fo:font-size="10.5pt" style:font-size-asian="10.5pt"/>
    </style:style>
    <style:style style:name="T204" style:parent-style-name="Fuentedepárrafopredeter." style:family="text">
      <style:text-properties style:font-name="Arial" fo:color="#000000" fo:font-size="10.5pt" style:font-size-asian="10.5pt"/>
    </style:style>
    <style:style style:name="T205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06" style:parent-style-name="Fuentedepárrafopredeter." style:family="text">
      <style:text-properties style:font-name="Arial" fo:color="#000000" fo:font-size="10.5pt" style:font-size-asian="10.5pt"/>
    </style:style>
    <style:style style:name="T207" style:parent-style-name="Fuentedepárrafopredeter." style:family="text">
      <style:text-properties style:font-name="Arial" fo:color="#000000" fo:font-size="10.5pt" style:font-size-asian="10.5pt"/>
    </style:style>
    <style:style style:name="P208" style:parent-style-name="Textbody" style:family="paragraph">
      <style:paragraph-properties fo:widows="2" fo:orphans="2" fo:margin-left="0.1041in" fo:margin-right="0.1041in" fo:background-color="#EEEEEE">
        <style:tab-stops/>
      </style:paragraph-properties>
    </style:style>
    <style:style style:name="T209" style:parent-style-name="Fuentedepárrafopredeter." style:family="text">
      <style:text-properties style:font-name="Courier" fo:color="#0000FF" fo:font-size="10.5pt" style:font-size-asian="10.5pt" fo:language="en" fo:country="US"/>
    </style:style>
    <style:style style:name="T210" style:parent-style-name="Fuentedepárrafopredeter." style:family="text">
      <style:text-properties style:font-name="Courier" fo:color="#000000" fo:font-size="10.5pt" style:font-size-asian="10.5pt" fo:language="en" fo:country="US"/>
    </style:style>
    <style:style style:name="T211" style:parent-style-name="Fuentedepárrafopredeter." style:family="text">
      <style:text-properties style:font-name="Courier" fo:color="#000000" fo:font-size="10.5pt" style:font-size-asian="10.5pt" fo:language="en" fo:country="US"/>
    </style:style>
    <style:style style:name="T212" style:parent-style-name="Fuentedepárrafopredeter." style:family="text">
      <style:text-properties style:font-name="Courier" fo:color="#000000" fo:font-size="10.5pt" style:font-size-asian="10.5pt" fo:language="en" fo:country="US"/>
    </style:style>
    <style:style style:name="T213" style:parent-style-name="Fuentedepárrafopredeter." style:family="text">
      <style:text-properties style:font-name="Courier" fo:color="#000000" fo:font-size="10.5pt" style:font-size-asian="10.5pt" fo:language="en" fo:country="US"/>
    </style:style>
    <style:style style:name="P214" style:parent-style-name="Textbody" style:family="paragraph">
      <style:paragraph-properties fo:widows="2" fo:orphans="2"/>
    </style:style>
    <style:style style:name="T215" style:parent-style-name="Fuentedepárrafopredeter." style:family="text">
      <style:text-properties style:font-name="Arial" fo:color="#000000" fo:font-size="10.5pt" style:font-size-asian="10.5pt"/>
    </style:style>
    <style:style style:name="T216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17" style:parent-style-name="Fuentedepárrafopredeter." style:family="text">
      <style:text-properties style:font-name="Arial" fo:color="#000000" fo:font-size="10.5pt" style:font-size-asian="10.5pt"/>
    </style:style>
    <style:style style:name="P218" style:parent-style-name="Textbody" style:family="paragraph">
      <style:paragraph-properties fo:widows="2" fo:orphans="2"/>
    </style:style>
    <style:style style:name="T219" style:parent-style-name="Fuentedepárrafopredeter." style:family="text">
      <style:text-properties style:font-name="Arial" fo:color="#000000" fo:font-size="10.5pt" style:font-size-asian="10.5pt"/>
    </style:style>
    <style:style style:name="T220" style:parent-style-name="StrongEmphasis" style:family="text">
      <style:text-properties style:font-name="Arial" fo:font-weight="normal" style:font-weight-asian="normal" fo:color="#000000" fo:font-size="10.5pt" style:font-size-asian="10.5pt" fo:background-color="#00FF00"/>
    </style:style>
    <style:style style:name="T221" style:parent-style-name="StrongEmphasis" style:family="text">
      <style:text-properties style:font-name="Arial" fo:font-weight="normal" style:font-weight-asian="normal" fo:color="#000000" fo:font-size="10.5pt" style:font-size-asian="10.5pt" fo:background-color="#00FF00"/>
    </style:style>
    <style:style style:name="T222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223" style:parent-style-name="StrongEmphasis" style:family="text">
      <style:text-properties style:font-name="Arial" fo:font-weight="normal" style:font-weight-asian="normal" fo:color="#000000" fo:font-size="10.5pt" style:font-size-asian="10.5pt" fo:background-color="#00FF00"/>
    </style:style>
    <style:style style:name="T224" style:parent-style-name="Fuentedepárrafopredeter." style:family="text">
      <style:text-properties style:font-name="Arial" fo:color="#000000" fo:font-size="10.5pt" style:font-size-asian="10.5pt" fo:background-color="#00FF00"/>
    </style:style>
    <style:style style:name="T225" style:parent-style-name="Fuentedepárrafopredeter." style:family="text">
      <style:text-properties style:font-name="Arial" fo:color="#000000" fo:font-size="10.5pt" style:font-size-asian="10.5pt"/>
    </style:style>
    <style:style style:name="P226" style:parent-style-name="Textbody" style:family="paragraph">
      <style:paragraph-properties fo:widows="2" fo:orphans="2" fo:margin-bottom="0in"/>
    </style:style>
    <style:style style:name="T227" style:parent-style-name="Fuentedepárrafopredeter." style:family="text">
      <style:text-properties style:font-name="Arial" fo:color="#000000" fo:font-size="10.5pt" style:font-size-asian="10.5pt" fo:background-color="#FFFF00"/>
    </style:style>
    <style:style style:name="T228" style:parent-style-name="StrongEmphasis" style:family="text">
      <style:text-properties style:font-name="Arial" fo:font-weight="normal" style:font-weight-asian="normal" fo:color="#000000" fo:font-size="10.5pt" style:font-size-asian="10.5pt" fo:background-color="#FFFF00"/>
    </style:style>
    <style:style style:name="T229" style:parent-style-name="Fuentedepárrafopredeter." style:family="text">
      <style:text-properties style:font-name="Arial" fo:color="#000000" fo:font-size="10.5pt" style:font-size-asian="10.5pt" fo:background-color="#FFFF00"/>
    </style:style>
    <style:style style:name="T230" style:parent-style-name="Fuentedepárrafopredeter." style:family="text">
      <style:text-properties style:font-name="Arial" fo:color="#000000" fo:font-size="10.5pt" style:font-size-asian="10.5pt"/>
    </style:style>
    <style:style style:name="T231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32" style:parent-style-name="Fuentedepárrafopredeter." style:family="text">
      <style:text-properties style:font-name="Arial" fo:color="#000000" fo:font-size="10.5pt" style:font-size-asian="10.5pt"/>
    </style:style>
    <style:style style:name="T233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34" style:parent-style-name="Fuentedepárrafopredeter." style:family="text">
      <style:text-properties style:font-name="Arial" fo:color="#000000" fo:font-size="10.5pt" style:font-size-asian="10.5pt"/>
    </style:style>
    <style:style style:name="P235" style:parent-style-name="Textbody" style:family="paragraph">
      <style:paragraph-properties fo:widows="2" fo:orphans="2"/>
    </style:style>
    <style:style style:name="T236" style:parent-style-name="Fuentedepárrafopredeter." style:family="text">
      <style:text-properties style:font-name="Arial" fo:color="#000000" fo:font-size="10.5pt" style:font-size-asian="10.5pt"/>
    </style:style>
    <style:style style:name="T237" style:parent-style-name="Fuentedepárrafopredeter." style:family="text">
      <style:text-properties style:font-name="Arial" fo:color="#000000" fo:font-size="10.5pt" style:font-size-asian="10.5pt" fo:background-color="#FFFF00"/>
    </style:style>
    <style:style style:name="T238" style:parent-style-name="StrongEmphasis" style:family="text">
      <style:text-properties style:font-name="Arial" fo:font-weight="normal" style:font-weight-asian="normal" fo:color="#000000" fo:font-size="10.5pt" style:font-size-asian="10.5pt" fo:background-color="#FFFF00"/>
    </style:style>
    <style:style style:name="T239" style:parent-style-name="Fuentedepárrafopredeter." style:family="text">
      <style:text-properties style:font-name="Arial" fo:color="#000000" fo:font-size="10.5pt" style:font-size-asian="10.5pt" fo:background-color="#FFFF00"/>
    </style:style>
    <style:style style:name="T240" style:parent-style-name="Fuentedepárrafopredeter." style:family="text">
      <style:text-properties style:font-name="Arial" fo:color="#000000" fo:font-size="10.5pt" style:font-size-asian="10.5pt"/>
    </style:style>
    <style:style style:name="T241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42" style:parent-style-name="Fuentedepárrafopredeter." style:family="text">
      <style:text-properties style:font-name="Arial" fo:color="#000000" fo:font-size="10.5pt" style:font-size-asian="10.5pt"/>
    </style:style>
    <style:style style:name="T243" style:parent-style-name="Fuentedepárrafopredeter." style:family="text">
      <style:text-properties style:font-name="Arial" fo:color="#000000" fo:font-size="10.5pt" style:font-size-asian="10.5pt"/>
    </style:style>
    <style:style style:name="T244" style:parent-style-name="Fuentedepárrafopredeter." style:family="text">
      <style:text-properties style:font-name="Arial" fo:color="#000000" fo:font-size="10.5pt" style:font-size-asian="10.5pt" fo:background-color="#FFFF00"/>
    </style:style>
    <style:style style:name="T245" style:parent-style-name="Fuentedepárrafopredeter." style:family="text">
      <style:text-properties style:font-name="Arial" fo:color="#000000" fo:font-size="10.5pt" style:font-size-asian="10.5pt"/>
    </style:style>
    <style:style style:name="T246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47" style:parent-style-name="Fuentedepárrafopredeter." style:family="text">
      <style:text-properties style:font-name="Arial" fo:color="#000000" fo:font-size="10.5pt" style:font-size-asian="10.5pt"/>
    </style:style>
    <style:style style:name="T248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49" style:parent-style-name="Fuentedepárrafopredeter." style:family="text">
      <style:text-properties style:font-name="Arial" fo:color="#000000" fo:font-size="10.5pt" style:font-size-asian="10.5pt"/>
    </style:style>
    <style:style style:name="T250" style:parent-style-name="Fuentedepárrafopredeter." style:family="text">
      <style:text-properties style:font-name="Arial" fo:color="#000000" fo:font-size="10.5pt" style:font-size-asian="10.5pt"/>
    </style:style>
    <style:style style:name="T251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52" style:parent-style-name="Fuentedepárrafopredeter." style:family="text">
      <style:text-properties style:font-name="Arial" fo:color="#000000" fo:font-size="10.5pt" style:font-size-asian="10.5pt"/>
    </style:style>
    <style:style style:name="P253" style:parent-style-name="Título4" style:family="paragraph">
      <style:paragraph-properties fo:widows="2" fo:orphans="2"/>
      <style:text-properties style:font-name="Arial" fo:color="#000000" fo:font-size="10.5pt" style:font-size-asian="10.5pt"/>
    </style:style>
    <style:style style:name="P254" style:parent-style-name="Textbody" style:family="paragraph">
      <style:paragraph-properties fo:widows="2" fo:orphans="2"/>
    </style:style>
    <style:style style:name="T255" style:parent-style-name="Fuentedepárrafopredeter." style:family="text">
      <style:text-properties style:font-name="Arial" fo:color="#000000" fo:font-size="10.5pt" style:font-size-asian="10.5pt"/>
    </style:style>
    <style:style style:name="T256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57" style:parent-style-name="Fuentedepárrafopredeter." style:family="text">
      <style:text-properties style:font-name="Arial" fo:color="#000000" fo:font-size="10.5pt" style:font-size-asian="10.5pt"/>
    </style:style>
    <style:style style:name="T258" style:parent-style-name="Fuentedepárrafopredeter." style:family="text">
      <style:text-properties style:font-name="Arial" fo:color="#000000" fo:font-size="10.5pt" style:font-size-asian="10.5pt"/>
    </style:style>
    <style:style style:name="T259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60" style:parent-style-name="Fuentedepárrafopredeter." style:family="text">
      <style:text-properties style:font-name="Arial" fo:color="#000000" fo:font-size="10.5pt" style:font-size-asian="10.5pt"/>
    </style:style>
    <style:style style:name="T261" style:parent-style-name="Fuentedepárrafopredeter." style:family="text">
      <style:text-properties style:font-name="Arial" fo:color="#000000" fo:font-size="10.5pt" style:font-size-asian="10.5pt" fo:background-color="#FFFF00"/>
    </style:style>
    <style:style style:name="T262" style:parent-style-name="Fuentedepárrafopredeter." style:family="text">
      <style:text-properties style:font-name="Arial" fo:color="#000000" fo:font-size="10.5pt" style:font-size-asian="10.5pt"/>
    </style:style>
    <style:style style:name="T263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64" style:parent-style-name="Fuentedepárrafopredeter." style:family="text">
      <style:text-properties style:font-name="Arial" fo:color="#000000" fo:font-size="10.5pt" style:font-size-asian="10.5pt"/>
    </style:style>
    <style:style style:name="T265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66" style:parent-style-name="Fuentedepárrafopredeter." style:family="text">
      <style:text-properties style:font-name="Arial" fo:color="#000000" fo:font-size="10.5pt" style:font-size-asian="10.5pt"/>
    </style:style>
    <style:style style:name="T267" style:parent-style-name="Fuentedepárrafopredeter." style:family="text">
      <style:text-properties style:font-name="Arial" fo:color="#000000" fo:font-size="10.5pt" style:font-size-asian="10.5pt"/>
    </style:style>
    <style:style style:name="T268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69" style:parent-style-name="Fuentedepárrafopredeter." style:family="text">
      <style:text-properties style:font-name="Arial" fo:color="#000000" fo:font-size="10.5pt" style:font-size-asian="10.5pt"/>
    </style:style>
    <style:style style:name="T270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71" style:parent-style-name="Fuentedepárrafopredeter." style:family="text">
      <style:text-properties style:font-name="Arial" fo:color="#000000" fo:font-size="10.5pt" style:font-size-asian="10.5pt"/>
    </style:style>
    <style:style style:name="T272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73" style:parent-style-name="Fuentedepárrafopredeter." style:family="text">
      <style:text-properties style:font-name="Arial" fo:color="#000000" fo:font-size="10.5pt" style:font-size-asian="10.5pt"/>
    </style:style>
    <style:style style:name="P274" style:parent-style-name="Textbody" style:family="paragraph">
      <style:paragraph-properties fo:widows="2" fo:orphans="2"/>
    </style:style>
    <style:style style:name="T275" style:parent-style-name="Fuentedepárrafopredeter." style:family="text">
      <style:text-properties style:font-name="Arial" fo:color="#000000" fo:font-size="10.5pt" style:font-size-asian="10.5pt"/>
    </style:style>
    <style:style style:name="T276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77" style:parent-style-name="Fuentedepárrafopredeter." style:family="text">
      <style:text-properties style:font-name="Arial" fo:color="#000000" fo:font-size="10.5pt" style:font-size-asian="10.5pt"/>
    </style:style>
    <style:style style:name="P278" style:parent-style-name="Textbody" style:family="paragraph">
      <style:paragraph-properties fo:widows="2" fo:orphans="2" fo:margin-left="0.1041in" fo:margin-right="0.1041in" fo:background-color="#EEEEEE">
        <style:tab-stops/>
      </style:paragraph-properties>
    </style:style>
    <style:style style:name="T279" style:parent-style-name="Fuentedepárrafopredeter." style:family="text">
      <style:text-properties style:font-name="Courier" fo:color="#0000FF" fo:font-size="10.5pt" style:font-size-asian="10.5pt"/>
    </style:style>
    <style:style style:name="T280" style:parent-style-name="Fuentedepárrafopredeter." style:family="text">
      <style:text-properties style:font-name="Courier" fo:color="#0000FF" fo:font-size="10.5pt" style:font-size-asian="10.5pt"/>
    </style:style>
    <style:style style:name="T281" style:parent-style-name="Fuentedepárrafopredeter." style:family="text">
      <style:text-properties style:font-name="Courier" fo:color="#000000" fo:font-size="10.5pt" style:font-size-asian="10.5pt"/>
    </style:style>
    <style:style style:name="T282" style:parent-style-name="Fuentedepárrafopredeter." style:family="text">
      <style:text-properties style:font-name="Courier" fo:color="#000000" fo:font-size="10.5pt" style:font-size-asian="10.5pt"/>
    </style:style>
    <style:style style:name="T283" style:parent-style-name="Fuentedepárrafopredeter." style:family="text">
      <style:text-properties style:font-name="Courier" fo:color="#000000" fo:font-size="10.5pt" style:font-size-asian="10.5pt"/>
    </style:style>
    <style:style style:name="T284" style:parent-style-name="Fuentedepárrafopredeter." style:family="text">
      <style:text-properties style:font-name="Courier" fo:color="#000000" fo:font-size="10.5pt" style:font-size-asian="10.5pt"/>
    </style:style>
    <style:style style:name="T285" style:parent-style-name="Fuentedepárrafopredeter." style:family="text">
      <style:text-properties style:font-name="Courier" fo:color="#000000" fo:font-size="10.5pt" style:font-size-asian="10.5pt"/>
    </style:style>
    <style:style style:name="T286" style:parent-style-name="Fuentedepárrafopredeter." style:family="text">
      <style:text-properties style:font-name="Courier" fo:color="#000000" fo:font-size="10.5pt" style:font-size-asian="10.5pt"/>
    </style:style>
    <style:style style:name="T287" style:parent-style-name="Fuentedepárrafopredeter." style:family="text">
      <style:text-properties style:font-name="Courier" fo:color="#000000" fo:font-size="10.5pt" style:font-size-asian="10.5pt"/>
    </style:style>
    <style:style style:name="T288" style:parent-style-name="Fuentedepárrafopredeter." style:family="text">
      <style:text-properties style:font-name="Courier" fo:color="#000000" fo:font-size="10.5pt" style:font-size-asian="10.5pt"/>
    </style:style>
    <style:style style:name="P289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290" style:parent-style-name="Textbody" style:family="paragraph">
      <style:paragraph-properties fo:widows="2" fo:orphans="2"/>
    </style:style>
    <style:style style:name="T291" style:parent-style-name="Fuentedepárrafopredeter." style:family="text">
      <style:text-properties style:font-name="Arial" fo:color="#000000" fo:font-size="10.5pt" style:font-size-asian="10.5pt"/>
    </style:style>
    <style:style style:name="T292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93" style:parent-style-name="Fuentedepárrafopredeter." style:family="text">
      <style:text-properties style:font-name="Arial" fo:color="#000000" fo:font-size="10.5pt" style:font-size-asian="10.5pt"/>
    </style:style>
    <style:style style:name="T294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95" style:parent-style-name="Fuentedepárrafopredeter." style:family="text">
      <style:text-properties style:font-name="Arial" fo:color="#000000" fo:font-size="10.5pt" style:font-size-asian="10.5pt"/>
    </style:style>
    <style:style style:name="T296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297" style:parent-style-name="Fuentedepárrafopredeter." style:family="text">
      <style:text-properties style:font-name="Arial" fo:color="#000000" fo:font-size="10.5pt" style:font-size-asian="10.5pt"/>
    </style:style>
    <style:style style:name="P298" style:parent-style-name="Textbody" style:family="paragraph">
      <style:paragraph-properties fo:widows="2" fo:orphans="2"/>
    </style:style>
    <style:style style:name="T299" style:parent-style-name="Fuentedepárrafopredeter." style:family="text">
      <style:text-properties style:font-name="Arial" fo:color="#000000" fo:font-size="10.5pt" style:font-size-asian="10.5pt"/>
    </style:style>
    <style:style style:name="T300" style:parent-style-name="Fuentedepárrafopredeter." style:family="text">
      <style:text-properties style:font-name="Arial" fo:color="#000000" fo:font-size="10.5pt" style:font-size-asian="10.5pt" fo:background-color="#FFFF00"/>
    </style:style>
    <style:style style:name="T301" style:parent-style-name="Fuentedepárrafopredeter." style:family="text">
      <style:text-properties style:font-name="Arial" fo:color="#000000" fo:font-size="10.5pt" style:font-size-asian="10.5pt"/>
    </style:style>
    <style:style style:name="T302" style:parent-style-name="Fuentedepárrafopredeter." style:family="text">
      <style:text-properties style:font-name="Arial" fo:color="#000000" fo:font-size="10.5pt" style:font-size-asian="10.5pt"/>
    </style:style>
    <style:style style:name="T303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04" style:parent-style-name="Fuentedepárrafopredeter." style:family="text">
      <style:text-properties style:font-name="Arial" fo:color="#000000" fo:font-size="10.5pt" style:font-size-asian="10.5pt"/>
    </style:style>
    <style:style style:name="P305" style:parent-style-name="Textbody" style:family="paragraph">
      <style:paragraph-properties fo:widows="2" fo:orphans="2"/>
    </style:style>
    <style:style style:name="T306" style:parent-style-name="Fuentedepárrafopredeter." style:family="text">
      <style:text-properties style:font-name="Arial" fo:color="#000000" fo:font-size="10.5pt" style:font-size-asian="10.5pt"/>
    </style:style>
    <style:style style:name="T307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08" style:parent-style-name="Fuentedepárrafopredeter." style:family="text">
      <style:text-properties style:font-name="Arial" fo:color="#000000" fo:font-size="10.5pt" style:font-size-asian="10.5pt"/>
    </style:style>
    <style:style style:name="T309" style:parent-style-name="Fuentedepárrafopredeter." style:family="text">
      <style:text-properties style:font-name="Arial" fo:color="#000000" fo:font-size="10.5pt" style:font-size-asian="10.5pt"/>
    </style:style>
    <style:style style:name="T310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11" style:parent-style-name="Fuentedepárrafopredeter." style:family="text">
      <style:text-properties style:font-name="Arial" fo:color="#000000" fo:font-size="10.5pt" style:font-size-asian="10.5pt"/>
    </style:style>
    <style:style style:name="T312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13" style:parent-style-name="Fuentedepárrafopredeter." style:family="text">
      <style:text-properties style:font-name="Arial" fo:color="#000000" fo:font-size="10.5pt" style:font-size-asian="10.5pt"/>
    </style:style>
    <style:style style:name="T314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15" style:parent-style-name="Fuentedepárrafopredeter." style:family="text">
      <style:text-properties style:font-name="Arial" fo:color="#000000" fo:font-size="10.5pt" style:font-size-asian="10.5pt"/>
    </style:style>
    <style:style style:name="P316" style:parent-style-name="Textbody" style:family="paragraph">
      <style:paragraph-properties fo:widows="2" fo:orphans="2"/>
    </style:style>
    <style:style style:name="T317" style:parent-style-name="Fuentedepárrafopredeter." style:family="text">
      <style:text-properties style:font-name="Arial" fo:color="#000000" fo:font-size="10.5pt" style:font-size-asian="10.5pt"/>
    </style:style>
    <style:style style:name="T318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19" style:parent-style-name="Fuentedepárrafopredeter." style:family="text">
      <style:text-properties style:font-name="Arial" fo:color="#000000" fo:font-size="10.5pt" style:font-size-asian="10.5pt"/>
    </style:style>
    <style:style style:name="T320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21" style:parent-style-name="Fuentedepárrafopredeter." style:family="text">
      <style:text-properties style:font-name="Arial" fo:color="#000000" fo:font-size="10.5pt" style:font-size-asian="10.5pt"/>
    </style:style>
    <style:style style:name="T322" style:parent-style-name="StrongEmphasis" style:family="text">
      <style:text-properties style:font-name="Arial" fo:font-weight="normal" style:font-weight-asian="normal" fo:color="#000000" fo:font-size="10.5pt" style:font-size-asian="10.5pt"/>
    </style:style>
    <style:style style:name="T323" style:parent-style-name="Fuentedepárrafopredeter." style:family="text">
      <style:text-properties style:font-name="Arial" fo:color="#000000" fo:font-size="10.5pt" style:font-size-asian="10.5pt"/>
    </style:style>
    <style:style style:name="T324" style:parent-style-name="Fuentedepárrafopredeter." style:family="text">
      <style:text-properties style:font-name="Arial" fo:color="#000000" fo:font-size="10.5pt" style:font-size-asian="10.5pt"/>
    </style:style>
    <style:style style:name="P325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326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327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328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329" style:parent-style-name="Textbody" style:family="paragraph">
      <style:paragraph-properties fo:widows="2" fo:orphans="2"/>
    </style:style>
    <style:style style:name="T330" style:parent-style-name="Fuentedepárrafopredeter." style:family="text">
      <style:text-properties style:font-name="Arial" fo:color="#000000" fo:font-size="10.5pt" style:font-size-asian="10.5pt" fo:background-color="#00FF00" fo:language="en" fo:country="US"/>
    </style:style>
    <style:style style:name="T331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32" style:parent-style-name="Fuentedepárrafopredeter." style:family="text">
      <style:text-properties style:font-name="Arial" fo:color="#000000" fo:font-size="10.5pt" style:font-size-asian="10.5pt"/>
    </style:style>
    <style:style style:name="T333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34" style:parent-style-name="Textbody" style:family="paragraph">
      <style:paragraph-properties fo:widows="2" fo:orphans="2"/>
    </style:style>
    <style:style style:name="T335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36" style:parent-style-name="Fuentedepárrafopredeter." style:family="text">
      <style:text-properties style:font-name="Arial" fo:color="#000000" fo:font-size="10.5pt" style:font-size-asian="10.5pt"/>
    </style:style>
    <style:style style:name="T337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38" style:parent-style-name="Textbody" style:family="paragraph">
      <style:paragraph-properties fo:widows="2" fo:orphans="2"/>
    </style:style>
    <style:style style:name="T339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40" style:parent-style-name="Fuentedepárrafopredeter." style:family="text">
      <style:text-properties style:font-name="Arial" fo:color="#000000" fo:font-size="10.5pt" style:font-size-asian="10.5pt"/>
    </style:style>
    <style:style style:name="T341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42" style:parent-style-name="Textbody" style:family="paragraph">
      <style:paragraph-properties fo:widows="2" fo:orphans="2"/>
    </style:style>
    <style:style style:name="T343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44" style:parent-style-name="Fuentedepárrafopredeter." style:family="text">
      <style:text-properties style:font-name="Arial" fo:color="#000000" fo:font-size="10.5pt" style:font-size-asian="10.5pt"/>
    </style:style>
    <style:style style:name="T345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46" style:parent-style-name="Textbody" style:family="paragraph">
      <style:paragraph-properties fo:widows="2" fo:orphans="2"/>
    </style:style>
    <style:style style:name="T347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48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49" style:parent-style-name="Fuentedepárrafopredeter." style:family="text">
      <style:text-properties style:font-name="Arial" fo:color="#000000" fo:font-size="10.5pt" style:font-size-asian="10.5pt"/>
    </style:style>
    <style:style style:name="T350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51" style:parent-style-name="Textbody" style:family="paragraph">
      <style:paragraph-properties fo:widows="2" fo:orphans="2"/>
    </style:style>
    <style:style style:name="T352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53" style:parent-style-name="Fuentedepárrafopredeter." style:family="text">
      <style:text-properties style:font-name="Arial" fo:color="#000000" fo:font-size="10.5pt" style:font-size-asian="10.5pt"/>
    </style:style>
    <style:style style:name="T354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55" style:parent-style-name="Textbody" style:family="paragraph">
      <style:paragraph-properties fo:widows="2" fo:orphans="2"/>
    </style:style>
    <style:style style:name="T356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57" style:parent-style-name="Fuentedepárrafopredeter." style:family="text">
      <style:text-properties style:font-name="Arial" fo:color="#000000" fo:font-size="10.5pt" style:font-size-asian="10.5pt"/>
    </style:style>
    <style:style style:name="T358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59" style:parent-style-name="Textbody" style:family="paragraph">
      <style:paragraph-properties fo:widows="2" fo:orphans="2"/>
    </style:style>
    <style:style style:name="T360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61" style:parent-style-name="Fuentedepárrafopredeter." style:family="text">
      <style:text-properties style:font-name="Arial" fo:color="#000000" fo:font-size="10.5pt" style:font-size-asian="10.5pt"/>
    </style:style>
    <style:style style:name="T362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63" style:parent-style-name="Textbody" style:family="paragraph">
      <style:paragraph-properties fo:widows="2" fo:orphans="2"/>
    </style:style>
    <style:style style:name="T364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65" style:parent-style-name="Fuentedepárrafopredeter." style:family="text">
      <style:text-properties style:font-name="Arial" fo:color="#000000" fo:font-size="10.5pt" style:font-size-asian="10.5pt"/>
    </style:style>
    <style:style style:name="T366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67" style:parent-style-name="Textbody" style:family="paragraph">
      <style:paragraph-properties fo:widows="2" fo:orphans="2"/>
    </style:style>
    <style:style style:name="T368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69" style:parent-style-name="Fuentedepárrafopredeter." style:family="text">
      <style:text-properties style:font-name="Arial" fo:color="#000000" fo:font-size="10.5pt" style:font-size-asian="10.5pt"/>
    </style:style>
    <style:style style:name="T370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71" style:parent-style-name="Textbody" style:family="paragraph">
      <style:paragraph-properties fo:widows="2" fo:orphans="2"/>
    </style:style>
    <style:style style:name="T372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73" style:parent-style-name="Fuentedepárrafopredeter." style:family="text">
      <style:text-properties style:font-name="Arial" fo:color="#000000" fo:font-size="10.5pt" style:font-size-asian="10.5pt"/>
    </style:style>
    <style:style style:name="T374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75" style:parent-style-name="Textbody" style:family="paragraph">
      <style:paragraph-properties fo:widows="2" fo:orphans="2"/>
    </style:style>
    <style:style style:name="T376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T377" style:parent-style-name="Fuentedepárrafopredeter." style:family="text">
      <style:text-properties style:font-name="Arial" fo:color="#000000" fo:font-size="10.5pt" style:font-size-asian="10.5pt"/>
    </style:style>
    <style:style style:name="T378" style:parent-style-name="Fuentedepárrafopredeter." style:family="text">
      <style:text-properties style:font-name="Arial" fo:color="#000000" fo:font-size="10.5pt" style:font-size-asian="10.5pt" fo:language="en" fo:country="US"/>
    </style:style>
    <style:style style:name="P379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380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381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382" style:parent-style-name="Título4" style:family="paragraph">
      <style:paragraph-properties fo:widows="2" fo:orphans="2"/>
      <style:text-properties style:font-name="Arial" fo:color="#000000" fo:font-size="10.5pt" style:font-size-asian="10.5pt"/>
    </style:style>
    <style:style style:name="P383" style:parent-style-name="Textbody" style:family="paragraph">
      <style:paragraph-properties fo:widows="2" fo:orphans="2"/>
      <style:text-properties style:font-name="Arial" fo:color="#000000" fo:font-size="10.5pt" style:font-size-asian="10.5pt"/>
    </style:style>
    <style:style style:name="P384" style:parent-style-name="Textbody" style:family="paragraph">
      <style:paragraph-properties fo:widows="2" fo:orphans="2" fo:margin-left="0.1041in" fo:margin-right="0.1041in" fo:background-color="#EEEEEE">
        <style:tab-stops/>
      </style:paragraph-properties>
    </style:style>
    <style:style style:name="T385" style:parent-style-name="Fuentedepárrafopredeter." style:family="text">
      <style:text-properties style:font-name="Courier" fo:color="#0000FF" fo:font-size="10.5pt" style:font-size-asian="10.5pt"/>
    </style:style>
    <style:style style:name="T386" style:parent-style-name="Fuentedepárrafopredeter." style:family="text">
      <style:text-properties style:font-name="Courier" fo:color="#000000" fo:font-size="10.5pt" style:font-size-asian="10.5pt"/>
    </style:style>
    <style:style style:name="T387" style:parent-style-name="Fuentedepárrafopredeter." style:family="text">
      <style:text-properties style:font-name="Courier" fo:color="#000000" fo:font-size="10.5pt" style:font-size-asian="10.5pt"/>
    </style:style>
    <style:style style:name="P388" style:parent-style-name="Standard" style:family="paragraph">
      <style:text-properties style:font-name="Consolas" style:font-name-asian="Consolas" style:font-name-complex="Consolas" fo:color="#2A00FF" fo:font-size="10pt" style:font-size-asian="10pt" style:font-size-complex="10pt" fo:background-color="#00FF00"/>
    </style:style>
    <style:style style:name="T389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background-color="#00FF00" fo:language="en" fo:country="US"/>
    </style:style>
    <style:style style:name="T390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background-color="#00FF00"/>
    </style:style>
    <style:style style:name="P391" style:parent-style-name="Standard" style:family="paragraph">
      <style:text-properties style:font-name="Consolas" style:font-name-asian="Consolas" style:font-name-complex="Consolas" fo:color="#2A00FF" fo:font-size="10pt" style:font-size-asian="10pt" style:font-size-complex="10pt" fo:background-color="#00FF00" fo:language="en" fo:country="US"/>
    </style:style>
    <style:style style:name="P392" style:parent-style-name="Standard" style:family="paragraph">
      <style:text-properties style:font-name="Consolas" style:font-name-asian="Consolas" style:font-name-complex="Consolas" fo:color="#2A00FF" fo:font-size="10pt" style:font-size-asian="10pt" style:font-size-complex="10pt" fo:background-color="#00FF00" fo:language="en" fo:country="US"/>
    </style:style>
    <style:style style:name="T393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background-color="#00FF00" fo:language="en" fo:country="US"/>
    </style:style>
    <style:style style:name="T394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background-color="#00FF00"/>
    </style:style>
    <style:style style:name="P395" style:parent-style-name="Standard" style:family="paragraph">
      <style:text-properties style:font-name="Consolas" style:font-name-asian="Consolas" style:font-name-complex="Consolas" fo:color="#2A00FF" fo:font-size="10pt" style:font-size-asian="10pt" style:font-size-complex="10pt" fo:background-color="#00FF00"/>
    </style:style>
    <style:style style:name="P396" style:parent-style-name="Standard" style:family="paragraph">
      <style:text-properties style:font-name="Consolas" style:font-name-asian="Consolas" style:font-name-complex="Consolas" fo:color="#2A00FF" fo:font-size="10pt" style:font-size-asian="10pt" style:font-size-complex="10pt" fo:background-color="#00FF00"/>
    </style:style>
    <style:style style:name="P397" style:parent-style-name="Standard" style:family="paragraph">
      <style:text-properties style:font-name="Consolas" style:font-name-asian="Consolas" style:font-name-complex="Consolas" fo:color="#2A00FF" fo:font-size="10pt" style:font-size-asian="10pt" style:font-size-complex="10pt" fo:background-color="#00FF00"/>
    </style:style>
    <style:style style:name="T398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background-color="#00FF00"/>
    </style:style>
    <style:style style:name="P399" style:parent-style-name="PreformattedText" style:family="paragraph">
      <style:paragraph-properties fo:widows="2" fo:orphans="2"/>
    </style:style>
    <style:style style:name="P400" style:parent-style-name="PreformattedText" style:family="paragraph">
      <style:paragraph-properties fo:widows="2" fo:orphans="2"/>
    </style:style>
    <style:style style:name="P401" style:parent-style-name="PreformattedText" style:family="paragraph">
      <style:paragraph-properties fo:widows="2" fo:orphans="2"/>
    </style:style>
    <style:style style:name="P402" style:parent-style-name="PreformattedText" style:family="paragraph">
      <style:paragraph-properties fo:widows="2" fo:orphans="2" fo:margin-left="0.4923in">
        <style:tab-stops/>
      </style:paragraph-properties>
    </style:style>
    <style:style style:name="P403" style:parent-style-name="PreformattedText" style:family="paragraph">
      <style:paragraph-properties fo:widows="2" fo:orphans="2" fo:text-indent="0.4923in"/>
    </style:style>
    <style:style style:name="P404" style:parent-style-name="PreformattedText" style:family="paragraph">
      <style:paragraph-properties fo:widows="2" fo:orphans="2" fo:margin-left="0.9833in">
        <style:tab-stops/>
      </style:paragraph-properties>
    </style:style>
    <style:style style:name="P405" style:parent-style-name="PreformattedText" style:family="paragraph">
      <style:paragraph-properties fo:widows="2" fo:orphans="2" fo:margin-left="0.4909in" fo:text-indent="0.4923in">
        <style:tab-stops/>
      </style:paragraph-properties>
    </style:style>
    <style:style style:name="P406" style:parent-style-name="PreformattedText" style:family="paragraph">
      <style:paragraph-properties fo:widows="2" fo:orphans="2"/>
    </style:style>
    <style:style style:name="P407" style:parent-style-name="PreformattedText" style:family="paragraph">
      <style:paragraph-properties fo:widows="2" fo:orphans="2"/>
    </style:style>
    <style:style style:name="T408" style:parent-style-name="Fuentedepárrafopredeter." style:family="text">
      <style:text-properties fo:language="en" fo:country="US"/>
    </style:style>
    <style:style style:name="P409" style:parent-style-name="PreformattedText" style:family="paragraph">
      <style:paragraph-properties fo:widows="2" fo:orphans="2"/>
      <style:text-properties fo:language="en" fo:country="US"/>
    </style:style>
    <style:style style:name="P410" style:parent-style-name="PreformattedText" style:family="paragraph">
      <style:paragraph-properties fo:widows="2" fo:orphans="2"/>
      <style:text-properties fo:background-color="#FF0000" fo:language="en" fo:country="US"/>
    </style:style>
    <style:style style:name="P411" style:parent-style-name="Título2" style:family="paragraph">
      <style:paragraph-properties fo:widows="2" fo:orphans="2"/>
      <style:text-properties style:font-name="Oswald, sans-serif" fo:font-weight="normal" style:font-weight-asian="normal" fo:color="#000000" fo:font-size="22.5pt" style:font-size-asian="22.5pt" fo:language="en" fo:country="US"/>
    </style:style>
    <style:style style:name="P412" style:parent-style-name="Textbody" style:family="paragraph">
      <style:paragraph-properties fo:widows="2" fo:orphans="2" fo:margin-bottom="0.2708in"/>
    </style:style>
    <style:style style:name="T413" style:parent-style-name="Fuentedepárrafopredeter." style:family="text">
      <style:text-properties style:font-name="Lora, serif" fo:color="#000000" fo:font-size="13.5pt" style:font-size-asian="13.5pt"/>
    </style:style>
    <style:style style:name="T414" style:parent-style-name="StrongEmphasis" style:family="text">
      <style:text-properties style:font-name="Lora, serif" fo:color="#000000" fo:font-size="13.5pt" style:font-size-asian="13.5pt"/>
    </style:style>
    <style:style style:name="T415" style:parent-style-name="Fuentedepárrafopredeter." style:family="text">
      <style:text-properties style:font-name="Lora, serif" fo:color="#000000" fo:font-size="13.5pt" style:font-size-asian="13.5pt"/>
    </style:style>
    <style:style style:name="T416" style:parent-style-name="Fuentedepárrafopredeter." style:family="text">
      <style:text-properties style:font-name="Lora, serif" fo:color="#000000" fo:font-size="13.5pt" style:font-size-asian="13.5pt"/>
    </style:style>
    <style:style style:name="P417" style:parent-style-name="PreformattedText" style:family="paragraph">
      <style:paragraph-properties fo:widows="2" fo:orphans="2"/>
    </style:style>
    <style:style style:name="T418" style:parent-style-name="Fuentedepárrafopredeter." style:family="text">
      <style:text-properties style:font-name="Lora, serif" fo:color="#000000" fo:font-size="13.5pt" style:font-size-asian="13.5pt"/>
    </style:style>
    <style:style style:name="T419" style:parent-style-name="Fuentedepárrafopredeter." style:family="text">
      <style:text-properties style:font-name="Lora, serif" fo:color="#000000" fo:font-size="13.5pt" style:font-size-asian="13.5pt"/>
    </style:style>
    <style:style style:name="P420" style:parent-style-name="PreformattedText" style:family="paragraph">
      <style:paragraph-properties fo:widows="2" fo:orphans="2"/>
    </style:style>
    <style:style style:name="P421" style:parent-style-name="PreformattedText" style:family="paragraph">
      <style:paragraph-properties fo:widows="2" fo:orphans="2"/>
    </style:style>
    <style:style style:name="T422" style:parent-style-name="Fuentedepárrafopredeter." style:family="text">
      <style:text-properties style:font-name="Lora, serif" fo:color="#000000" fo:font-size="13.5pt" style:font-size-asian="13.5pt"/>
    </style:style>
    <style:style style:name="T423" style:parent-style-name="StrongEmphasis" style:family="text">
      <style:text-properties style:font-name="Lora, serif" fo:color="#000000" fo:font-size="13.5pt" style:font-size-asian="13.5pt"/>
    </style:style>
    <style:style style:name="T424" style:parent-style-name="Fuentedepárrafopredeter." style:family="text">
      <style:text-properties fo:color="#000000"/>
    </style:style>
    <style:style style:name="T425" style:parent-style-name="Fuentedepárrafopredeter." style:family="text">
      <style:text-properties style:font-name="Lora, serif" fo:color="#000000" fo:font-size="13.5pt" style:font-size-asian="13.5pt"/>
    </style:style>
    <style:style style:name="T426" style:parent-style-name="StrongEmphasis" style:family="text">
      <style:text-properties style:font-name="Lora, serif" fo:color="#000000" fo:font-size="13.5pt" style:font-size-asian="13.5pt"/>
    </style:style>
    <style:style style:name="T427" style:parent-style-name="StrongEmphasis" style:family="text">
      <style:text-properties style:font-name="Lora, serif" fo:color="#000000" fo:font-size="13.5pt" style:font-size-asian="13.5pt"/>
    </style:style>
    <style:style style:name="T428" style:parent-style-name="Fuentedepárrafopredeter." style:family="text">
      <style:text-properties fo:color="#000000"/>
    </style:style>
    <style:style style:name="T429" style:parent-style-name="Fuentedepárrafopredeter." style:family="text">
      <style:text-properties style:font-name="Lora, serif" fo:color="#000000" fo:font-size="13.5pt" style:font-size-asian="13.5pt"/>
    </style:style>
    <style:style style:name="T430" style:parent-style-name="StrongEmphasis" style:family="text">
      <style:text-properties style:font-name="Lora, serif" fo:color="#000000" fo:font-size="13.5pt" style:font-size-asian="13.5pt"/>
    </style:style>
    <style:style style:name="T431" style:parent-style-name="Fuentedepárrafopredeter." style:family="text">
      <style:text-properties fo:color="#000000"/>
    </style:style>
    <style:style style:name="T432" style:parent-style-name="Fuentedepárrafopredeter." style:family="text">
      <style:text-properties style:font-name="Lora, serif" fo:color="#000000" fo:font-size="13.5pt" style:font-size-asian="13.5pt"/>
    </style:style>
    <style:style style:name="T433" style:parent-style-name="StrongEmphasis" style:family="text">
      <style:text-properties style:font-name="Lora, serif" fo:color="#000000" fo:font-size="13.5pt" style:font-size-asian="13.5pt"/>
    </style:style>
    <style:style style:name="T434" style:parent-style-name="Fuentedepárrafopredeter." style:family="text">
      <style:text-properties fo:color="#000000"/>
    </style:style>
    <style:style style:name="T435" style:parent-style-name="Fuentedepárrafopredeter." style:family="text">
      <style:text-properties style:font-name="Lora, serif" fo:color="#000000" fo:font-size="13.5pt" style:font-size-asian="13.5pt"/>
    </style:style>
    <style:style style:name="P436" style:parent-style-name="PreformattedText" style:family="paragraph">
      <style:paragraph-properties fo:widows="2" fo:orphans="2"/>
      <style:text-properties style:font-name="Lora, serif" fo:color="#000000" fo:font-size="13.5pt" style:font-size-asian="13.5pt"/>
    </style:style>
    <style:style style:name="P437" style:parent-style-name="PreformattedText" style:family="paragraph">
      <style:paragraph-properties fo:widows="2" fo:orphans="2"/>
    </style:style>
    <style:style style:name="T438" style:parent-style-name="Fuentedepárrafopredeter." style:family="text">
      <style:text-properties style:font-name="Lora, serif" fo:color="#000000" fo:font-size="13.5pt" style:font-size-asian="13.5pt"/>
    </style:style>
    <style:style style:name="T439" style:parent-style-name="Fuentedepárrafopredeter." style:family="text">
      <style:text-properties style:font-name="Lora, serif" fo:color="#000000" fo:font-size="13.5pt" style:font-size-asian="13.5pt"/>
    </style:style>
    <style:style style:name="P440" style:parent-style-name="PreformattedText" style:family="paragraph">
      <style:paragraph-properties fo:widows="2" fo:orphans="2"/>
    </style:style>
    <style:style style:name="T441" style:parent-style-name="Fuentedepárrafopredeter." style:family="text">
      <style:text-properties style:font-name="Lora, serif" fo:color="#000000" fo:font-size="13.5pt" style:font-size-asian="13.5pt"/>
    </style:style>
    <style:style style:name="T442" style:parent-style-name="StrongEmphasis" style:family="text">
      <style:text-properties style:font-name="Lora, serif" fo:color="#000000" fo:font-size="13.5pt" style:font-size-asian="13.5pt"/>
    </style:style>
    <style:style style:name="T443" style:parent-style-name="Fuentedepárrafopredeter." style:family="text">
      <style:text-properties style:font-name="Lora, serif" fo:color="#000000" fo:font-size="13.5pt" style:font-size-asian="13.5pt"/>
    </style:style>
    <style:style style:name="P444" style:parent-style-name="PreformattedText" style:family="paragraph">
      <style:paragraph-properties fo:widows="2" fo:orphans="2"/>
    </style:style>
    <style:style style:name="P445" style:parent-style-name="PreformattedText" style:family="paragraph">
      <style:paragraph-properties fo:widows="2" fo:orphans="2"/>
    </style:style>
    <style:style style:name="T446" style:parent-style-name="Fuentedepárrafopredeter." style:family="text">
      <style:text-properties style:font-name="Source Code Pro" fo:color="#4DA0D2" fo:font-size="9pt" style:font-size-asian="9pt"/>
    </style:style>
    <style:style style:name="T447" style:parent-style-name="Fuentedepárrafopredeter." style:family="text">
      <style:text-properties fo:color="#000000"/>
    </style:style>
    <style:style style:name="T448" style:parent-style-name="Fuentedepárrafopredeter." style:family="text">
      <style:text-properties style:font-name="Source Code Pro" fo:color="#000000" fo:font-size="9pt" style:font-size-asian="9pt"/>
    </style:style>
    <style:style style:name="T449" style:parent-style-name="Fuentedepárrafopredeter." style:family="text">
      <style:text-properties style:font-name="Source Code Pro" fo:color="#DD1144" fo:font-size="9pt" style:font-size-asian="9pt"/>
    </style:style>
    <style:style style:name="T450" style:parent-style-name="Fuentedepárrafopredeter." style:family="text">
      <style:text-properties style:font-name="Source Code Pro" fo:color="#DD1144" fo:font-size="9pt" style:font-size-asian="9pt"/>
    </style:style>
    <style:style style:name="T451" style:parent-style-name="Fuentedepárrafopredeter." style:family="text">
      <style:text-properties style:font-name="Source Code Pro" fo:color="#DD1144" fo:font-size="9pt" style:font-size-asian="9pt" fo:language="en" fo:country="US"/>
    </style:style>
    <style:style style:name="T452" style:parent-style-name="Fuentedepárrafopredeter." style:family="text">
      <style:text-properties style:font-name="Source Code Pro" fo:color="#000000" fo:font-size="9pt" style:font-size-asian="9pt" fo:language="en" fo:country="US"/>
    </style:style>
    <style:style style:name="P453" style:parent-style-name="Textbody" style:family="paragraph">
      <style:paragraph-properties fo:widows="2" fo:orphans="2"/>
    </style:style>
    <style:style style:name="T454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455" style:parent-style-name="Fuentedepárrafopredeter." style:family="text">
      <style:text-properties style:font-name="inherit" fo:color="#0086B3" fo:font-size="9pt" style:font-size-asian="9pt" fo:language="en" fo:country="US"/>
    </style:style>
    <style:style style:name="T456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457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458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459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460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461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462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463" style:parent-style-name="Fuentedepárrafopredeter." style:family="text">
      <style:text-properties style:font-name="inherit" fo:color="#000000" fo:font-size="9pt" style:font-size-asian="9pt" fo:language="en" fo:country="US"/>
    </style:style>
    <style:style style:name="P464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/>
    </style:style>
    <style:style style:name="P465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466" style:parent-style-name="Fuentedepárrafopredeter." style:family="text">
      <style:text-properties style:font-name="inherit" fo:color="#000000" fo:font-size="9pt" style:font-size-asian="9pt"/>
    </style:style>
    <style:style style:name="T467" style:parent-style-name="Fuentedepárrafopredeter." style:family="text">
      <style:text-properties style:font-name="inherit" fo:color="#0086B3" fo:font-size="9pt" style:font-size-asian="9pt"/>
    </style:style>
    <style:style style:name="T468" style:parent-style-name="Fuentedepárrafopredeter." style:family="text">
      <style:text-properties style:font-name="inherit" fo:color="#777777" fo:font-size="9pt" style:font-size-asian="9pt"/>
    </style:style>
    <style:style style:name="T469" style:parent-style-name="Fuentedepárrafopredeter." style:family="text">
      <style:text-properties style:font-name="inherit" fo:color="#000000" fo:font-size="9pt" style:font-size-asian="9pt"/>
    </style:style>
    <style:style style:name="T470" style:parent-style-name="Fuentedepárrafopredeter." style:family="text">
      <style:text-properties style:font-name="inherit" fo:color="#777777" fo:font-size="9pt" style:font-size-asian="9pt"/>
    </style:style>
    <style:style style:name="T471" style:parent-style-name="Fuentedepárrafopredeter." style:family="text">
      <style:text-properties style:font-name="inherit" fo:color="#000000" fo:font-size="9pt" style:font-size-asian="9pt"/>
    </style:style>
    <style:style style:name="P472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/>
    </style:style>
    <style:style style:name="P473" style:parent-style-name="Textbody" style:family="paragraph">
      <style:paragraph-properties fo:widows="2" fo:orphans="2" fo:margin-bottom="0in" style:line-height-at-least="0.1666in" fo:margin-left="0.4166in" fo:background-color="#FFFCD3">
        <style:tab-stops/>
      </style:paragraph-properties>
    </style:style>
    <style:style style:name="T474" style:parent-style-name="Fuentedepárrafopredeter." style:family="text">
      <style:text-properties style:font-name="inherit" fo:color="#000000" fo:font-size="9pt" style:font-size-asian="9pt"/>
    </style:style>
    <style:style style:name="T475" style:parent-style-name="Fuentedepárrafopredeter." style:family="text">
      <style:text-properties style:font-name="inherit" fo:color="#0086B3" fo:font-size="9pt" style:font-size-asian="9pt"/>
    </style:style>
    <style:style style:name="T476" style:parent-style-name="Fuentedepárrafopredeter." style:family="text">
      <style:text-properties style:font-name="inherit" fo:color="#777777" fo:font-size="9pt" style:font-size-asian="9pt"/>
    </style:style>
    <style:style style:name="T477" style:parent-style-name="Fuentedepárrafopredeter." style:family="text">
      <style:text-properties style:font-name="inherit" fo:color="#009999" fo:font-size="9pt" style:font-size-asian="9pt"/>
    </style:style>
    <style:style style:name="T478" style:parent-style-name="Fuentedepárrafopredeter." style:family="text">
      <style:text-properties style:font-name="inherit" fo:color="#000000" fo:font-size="9pt" style:font-size-asian="9pt"/>
    </style:style>
    <style:style style:name="T479" style:parent-style-name="Fuentedepárrafopredeter." style:family="text">
      <style:text-properties style:font-name="inherit" fo:color="#DD1144" fo:font-size="9pt" style:font-size-asian="9pt"/>
    </style:style>
    <style:style style:name="T480" style:parent-style-name="Fuentedepárrafopredeter." style:family="text">
      <style:text-properties style:font-name="inherit" fo:color="#777777" fo:font-size="9pt" style:font-size-asian="9pt"/>
    </style:style>
    <style:style style:name="T481" style:parent-style-name="Fuentedepárrafopredeter." style:family="text">
      <style:text-properties style:font-name="inherit" fo:color="#000000" fo:font-size="9pt" style:font-size-asian="9pt"/>
    </style:style>
    <style:style style:name="P482" style:parent-style-name="Textbody" style:family="paragraph">
      <style:paragraph-properties fo:widows="2" fo:orphans="2" fo:margin-bottom="0in" style:line-height-at-least="0.1666in" fo:margin-left="0.4166in" fo:background-color="#FFFCD3">
        <style:tab-stops/>
      </style:paragraph-properties>
      <style:text-properties style:font-name="inherit" fo:color="#000000" fo:font-size="9pt" style:font-size-asian="9pt"/>
    </style:style>
    <style:style style:name="P483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484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485" style:parent-style-name="Fuentedepárrafopredeter." style:family="text">
      <style:text-properties style:font-name="inherit" fo:color="#0086B3" fo:font-size="9pt" style:font-size-asian="9pt" fo:language="en" fo:country="US"/>
    </style:style>
    <style:style style:name="T486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487" style:parent-style-name="Fuentedepárrafopredeter." style:family="text">
      <style:text-properties style:font-name="inherit" fo:color="#000000" fo:font-size="9pt" style:font-size-asian="9pt" fo:language="en" fo:country="US"/>
    </style:style>
    <style:style style:name="P488" style:parent-style-name="PreformattedText" style:family="paragraph">
      <style:paragraph-properties fo:widows="2" fo:orphans="2"/>
    </style:style>
    <style:style style:name="T489" style:parent-style-name="Fuentedepárrafopredeter." style:family="text">
      <style:text-properties fo:language="en" fo:country="US"/>
    </style:style>
    <style:style style:name="T490" style:parent-style-name="Fuentedepárrafopredeter." style:family="text"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491" style:parent-style-name="PreformattedText" style:family="paragraph">
      <style:paragraph-properties fo:widows="2" fo:orphans="2"/>
    </style:style>
    <style:style style:name="T492" style:parent-style-name="Fuentedepárrafopredeter." style:family="text">
      <style:text-properties style:font-name="Lora, serif" fo:color="#000000" fo:font-size="13.5pt" style:font-size-asian="13.5pt"/>
    </style:style>
    <style:style style:name="T493" style:parent-style-name="Fuentedepárrafopredeter." style:family="text">
      <style:text-properties style:font-name="Lora, serif" fo:color="#000000" fo:font-size="13.5pt" style:font-size-asian="13.5pt"/>
    </style:style>
    <style:style style:name="T494" style:parent-style-name="StrongEmphasis" style:family="text">
      <style:text-properties fo:color="#000000"/>
    </style:style>
    <style:style style:name="T495" style:parent-style-name="StrongEmphasis" style:family="text">
      <style:text-properties style:font-name="Lora, serif" fo:color="#000000" fo:font-size="13.5pt" style:font-size-asian="13.5pt"/>
    </style:style>
    <style:style style:name="T496" style:parent-style-name="Fuentedepárrafopredeter." style:family="text">
      <style:text-properties style:font-name="Lora, serif" fo:color="#000000" fo:font-size="13.5pt" style:font-size-asian="13.5pt"/>
    </style:style>
    <style:style style:name="T497" style:parent-style-name="Fuentedepárrafopredeter." style:family="text">
      <style:text-properties style:font-name="Lora, serif" fo:color="#000000" fo:font-size="13.5pt" style:font-size-asian="13.5pt"/>
    </style:style>
    <style:style style:name="P498" style:parent-style-name="PreformattedText" style:family="paragraph">
      <style:paragraph-properties fo:widows="2" fo:orphans="2"/>
    </style:style>
    <style:style style:name="P499" style:parent-style-name="PreformattedText" style:family="paragraph">
      <style:paragraph-properties fo:widows="2" fo:orphans="2"/>
    </style:style>
    <style:style style:name="P500" style:parent-style-name="PreformattedText" style:family="paragraph">
      <style:paragraph-properties fo:widows="2" fo:orphans="2"/>
    </style:style>
    <style:style style:name="P501" style:parent-style-name="PreformattedText" style:family="paragraph">
      <style:paragraph-properties fo:widows="2" fo:orphans="2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502" style:parent-style-name="PreformattedText" style:family="paragraph">
      <style:paragraph-properties fo:widows="2" fo:orphans="2"/>
      <style:text-properties fo:language="en" fo:country="US"/>
    </style:style>
    <style:style style:name="P503" style:parent-style-name="PreformattedText" style:family="paragraph">
      <style:paragraph-properties fo:widows="2" fo:orphans="2"/>
      <style:text-properties fo:language="en" fo:country="US"/>
    </style:style>
    <style:style style:name="P504" style:parent-style-name="PreformattedText" style:family="paragraph">
      <style:paragraph-properties fo:widows="2" fo:orphans="2"/>
    </style:style>
    <style:style style:name="T505" style:parent-style-name="Fuentedepárrafopredeter." style:family="text">
      <style:text-properties style:font-name="Source Code Pro" fo:color="#4DA0D2" fo:font-size="9pt" style:font-size-asian="9pt" fo:language="en" fo:country="US"/>
    </style:style>
    <style:style style:name="T506" style:parent-style-name="Fuentedepárrafopredeter." style:family="text">
      <style:text-properties fo:color="#000000" fo:language="en" fo:country="US"/>
    </style:style>
    <style:style style:name="T507" style:parent-style-name="Fuentedepárrafopredeter." style:family="text">
      <style:text-properties style:font-name="Source Code Pro" fo:color="#000000" fo:font-size="9pt" style:font-size-asian="9pt" fo:language="en" fo:country="US"/>
    </style:style>
    <style:style style:name="T508" style:parent-style-name="Fuentedepárrafopredeter." style:family="text">
      <style:text-properties style:font-name="Source Code Pro" fo:color="#DD1144" fo:font-size="9pt" style:font-size-asian="9pt" fo:language="en" fo:country="US"/>
    </style:style>
    <style:style style:name="T509" style:parent-style-name="Fuentedepárrafopredeter." style:family="text">
      <style:text-properties style:font-name="Source Code Pro" fo:color="#000000" fo:font-size="9pt" style:font-size-asian="9pt" fo:language="en" fo:country="US"/>
    </style:style>
    <style:style style:name="P510" style:parent-style-name="Textbody" style:family="paragraph">
      <style:paragraph-properties fo:widows="2" fo:orphans="2"/>
    </style:style>
    <style:style style:name="T511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512" style:parent-style-name="Fuentedepárrafopredeter." style:family="text">
      <style:text-properties style:font-name="inherit" fo:color="#0086B3" fo:font-size="9pt" style:font-size-asian="9pt" fo:language="en" fo:country="US"/>
    </style:style>
    <style:style style:name="T513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514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515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516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517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518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519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520" style:parent-style-name="Fuentedepárrafopredeter." style:family="text">
      <style:text-properties style:font-name="inherit" fo:color="#000000" fo:font-size="9pt" style:font-size-asian="9pt" fo:language="en" fo:country="US"/>
    </style:style>
    <style:style style:name="P521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/>
    </style:style>
    <style:style style:name="P522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523" style:parent-style-name="Fuentedepárrafopredeter." style:family="text">
      <style:text-properties style:font-name="inherit" fo:color="#000000" fo:font-size="9pt" style:font-size-asian="9pt"/>
    </style:style>
    <style:style style:name="T524" style:parent-style-name="Fuentedepárrafopredeter." style:family="text">
      <style:text-properties style:font-name="inherit" fo:color="#0086B3" fo:font-size="9pt" style:font-size-asian="9pt"/>
    </style:style>
    <style:style style:name="T525" style:parent-style-name="Fuentedepárrafopredeter." style:family="text">
      <style:text-properties style:font-name="inherit" fo:color="#777777" fo:font-size="9pt" style:font-size-asian="9pt"/>
    </style:style>
    <style:style style:name="T526" style:parent-style-name="Fuentedepárrafopredeter." style:family="text">
      <style:text-properties style:font-name="inherit" fo:color="#000000" fo:font-size="9pt" style:font-size-asian="9pt"/>
    </style:style>
    <style:style style:name="T527" style:parent-style-name="Fuentedepárrafopredeter." style:family="text">
      <style:text-properties style:font-name="inherit" fo:color="#777777" fo:font-size="9pt" style:font-size-asian="9pt"/>
    </style:style>
    <style:style style:name="T528" style:parent-style-name="Fuentedepárrafopredeter." style:family="text">
      <style:text-properties style:font-name="inherit" fo:color="#000000" fo:font-size="9pt" style:font-size-asian="9pt"/>
    </style:style>
    <style:style style:name="P529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/>
    </style:style>
    <style:style style:name="P530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 fo:background-color="#00FF00" fo:language="en" fo:country="US"/>
    </style:style>
    <style:style style:name="P531" style:parent-style-name="Textbody" style:family="paragraph">
      <style:paragraph-properties fo:widows="2" fo:orphans="2" fo:margin-bottom="0in" style:line-height-at-least="0.1666in" fo:margin-left="0.4166in" fo:background-color="#FFFCD3">
        <style:tab-stops/>
      </style:paragraph-properties>
    </style:style>
    <style:style style:name="T532" style:parent-style-name="Fuentedepárrafopredeter." style:family="text">
      <style:text-properties style:font-name="inherit" fo:color="#000000" fo:font-size="9pt" style:font-size-asian="9pt" fo:background-color="#00FF00" fo:language="en" fo:country="US"/>
    </style:style>
    <style:style style:name="T533" style:parent-style-name="Fuentedepárrafopredeter." style:family="text">
      <style:text-properties style:font-name="inherit" fo:color="#0086B3" fo:font-size="9pt" style:font-size-asian="9pt" fo:background-color="#00FF00" fo:language="en" fo:country="US"/>
    </style:style>
    <style:style style:name="T534" style:parent-style-name="Fuentedepárrafopredeter." style:family="text">
      <style:text-properties style:font-name="inherit" fo:color="#777777" fo:font-size="9pt" style:font-size-asian="9pt" fo:background-color="#00FF00" fo:language="en" fo:country="US"/>
    </style:style>
    <style:style style:name="T535" style:parent-style-name="Fuentedepárrafopredeter." style:family="text">
      <style:text-properties style:font-name="inherit" fo:color="#009999" fo:font-size="9pt" style:font-size-asian="9pt" fo:background-color="#00FF00" fo:language="en" fo:country="US"/>
    </style:style>
    <style:style style:name="T536" style:parent-style-name="Fuentedepárrafopredeter." style:family="text">
      <style:text-properties style:font-name="inherit" fo:color="#000000" fo:font-size="9pt" style:font-size-asian="9pt" fo:background-color="#00FF00" fo:language="en" fo:country="US"/>
    </style:style>
    <style:style style:name="T537" style:parent-style-name="Fuentedepárrafopredeter." style:family="text">
      <style:text-properties style:font-name="inherit" fo:color="#DD1144" fo:font-size="9pt" style:font-size-asian="9pt" fo:background-color="#00FF00" fo:language="en" fo:country="US"/>
    </style:style>
    <style:style style:name="T538" style:parent-style-name="Fuentedepárrafopredeter." style:family="text">
      <style:text-properties style:font-name="inherit" fo:color="#777777" fo:font-size="9pt" style:font-size-asian="9pt" fo:background-color="#00FF00" fo:language="en" fo:country="US"/>
    </style:style>
    <style:style style:name="T539" style:parent-style-name="Fuentedepárrafopredeter." style:family="text">
      <style:text-properties style:font-name="inherit" fo:color="#000000" fo:font-size="9pt" style:font-size-asian="9pt" fo:background-color="#00FF00" fo:language="en" fo:country="US"/>
    </style:style>
    <style:style style:name="P540" style:parent-style-name="Textbody" style:family="paragraph">
      <style:paragraph-properties fo:widows="2" fo:orphans="2" fo:margin-bottom="0in" style:line-height-at-least="0.1666in" fo:margin-left="0.4166in" fo:background-color="#FFFCD3">
        <style:tab-stops/>
      </style:paragraph-properties>
      <style:text-properties style:font-name="inherit" fo:color="#000000" fo:font-size="9pt" style:font-size-asian="9pt"/>
    </style:style>
    <style:style style:name="P541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542" style:parent-style-name="Fuentedepárrafopredeter." style:family="text">
      <style:text-properties style:font-name="inherit" fo:color="#000000" fo:font-size="9pt" style:font-size-asian="9pt"/>
    </style:style>
    <style:style style:name="T543" style:parent-style-name="Fuentedepárrafopredeter." style:family="text">
      <style:text-properties style:font-name="inherit" fo:color="#0086B3" fo:font-size="9pt" style:font-size-asian="9pt"/>
    </style:style>
    <style:style style:name="T544" style:parent-style-name="Fuentedepárrafopredeter." style:family="text">
      <style:text-properties style:font-name="inherit" fo:color="#777777" fo:font-size="9pt" style:font-size-asian="9pt"/>
    </style:style>
    <style:style style:name="T545" style:parent-style-name="Fuentedepárrafopredeter." style:family="text">
      <style:text-properties style:font-name="inherit" fo:color="#000000" fo:font-size="9pt" style:font-size-asian="9pt"/>
    </style:style>
    <style:style style:name="P546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547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 fo:language="en" fo:country="US"/>
    </style:style>
    <style:style style:name="P548" style:parent-style-name="PreformattedText" style:family="paragraph">
      <style:paragraph-properties fo:widows="2" fo:orphans="2" style:line-height-at-least="0.1666in" fo:background-color="#FFFFFF"/>
      <style:text-properties style:font-name="inherit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549" style:parent-style-name="PreformattedText" style:family="paragraph">
      <style:paragraph-properties fo:widows="2" fo:orphans="2" style:line-height-at-least="0.1666in" fo:background-color="#FFFFFF"/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550" style:parent-style-name="PreformattedText" style:family="paragraph">
      <style:paragraph-properties fo:widows="2" fo:orphans="2"/>
    </style:style>
    <style:style style:name="T551" style:parent-style-name="Fuentedepárrafopredeter." style:family="text">
      <style:text-properties style:font-name="Source Code Pro" fo:color="#4DA0D2" fo:font-size="9pt" style:font-size-asian="9pt" fo:language="en" fo:country="US"/>
    </style:style>
    <style:style style:name="T552" style:parent-style-name="Fuentedepárrafopredeter." style:family="text">
      <style:text-properties fo:color="#000000" fo:language="en" fo:country="US"/>
    </style:style>
    <style:style style:name="T553" style:parent-style-name="Fuentedepárrafopredeter." style:family="text">
      <style:text-properties style:font-name="Source Code Pro" fo:color="#000000" fo:font-size="9pt" style:font-size-asian="9pt" fo:language="en" fo:country="US"/>
    </style:style>
    <style:style style:name="T554" style:parent-style-name="Fuentedepárrafopredeter." style:family="text">
      <style:text-properties style:font-name="Source Code Pro" fo:color="#DD1144" fo:font-size="9pt" style:font-size-asian="9pt" fo:language="en" fo:country="US"/>
    </style:style>
    <style:style style:name="T555" style:parent-style-name="Fuentedepárrafopredeter." style:family="text">
      <style:text-properties style:font-name="Source Code Pro" fo:color="#000000" fo:font-size="9pt" style:font-size-asian="9pt" fo:language="en" fo:country="US"/>
    </style:style>
    <style:style style:name="P556" style:parent-style-name="Textbody" style:family="paragraph">
      <style:paragraph-properties fo:widows="2" fo:orphans="2"/>
    </style:style>
    <style:style style:name="T557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558" style:parent-style-name="Fuentedepárrafopredeter." style:family="text">
      <style:text-properties style:font-name="inherit" fo:color="#0086B3" fo:font-size="9pt" style:font-size-asian="9pt" fo:language="en" fo:country="US"/>
    </style:style>
    <style:style style:name="T559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560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561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562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563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564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565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566" style:parent-style-name="Fuentedepárrafopredeter." style:family="text">
      <style:text-properties style:font-name="inherit" fo:color="#000000" fo:font-size="9pt" style:font-size-asian="9pt" fo:language="en" fo:country="US"/>
    </style:style>
    <style:style style:name="P567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/>
    </style:style>
    <style:style style:name="P568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569" style:parent-style-name="Fuentedepárrafopredeter." style:family="text">
      <style:text-properties style:font-name="inherit" fo:color="#000000" fo:font-size="9pt" style:font-size-asian="9pt"/>
    </style:style>
    <style:style style:name="T570" style:parent-style-name="Fuentedepárrafopredeter." style:family="text">
      <style:text-properties style:font-name="inherit" fo:color="#0086B3" fo:font-size="9pt" style:font-size-asian="9pt"/>
    </style:style>
    <style:style style:name="T571" style:parent-style-name="Fuentedepárrafopredeter." style:family="text">
      <style:text-properties style:font-name="inherit" fo:color="#777777" fo:font-size="9pt" style:font-size-asian="9pt"/>
    </style:style>
    <style:style style:name="T572" style:parent-style-name="Fuentedepárrafopredeter." style:family="text">
      <style:text-properties style:font-name="inherit" fo:color="#000000" fo:font-size="9pt" style:font-size-asian="9pt"/>
    </style:style>
    <style:style style:name="T573" style:parent-style-name="Fuentedepárrafopredeter." style:family="text">
      <style:text-properties style:font-name="inherit" fo:color="#777777" fo:font-size="9pt" style:font-size-asian="9pt"/>
    </style:style>
    <style:style style:name="T574" style:parent-style-name="Fuentedepárrafopredeter." style:family="text">
      <style:text-properties style:font-name="inherit" fo:color="#000000" fo:font-size="9pt" style:font-size-asian="9pt"/>
    </style:style>
    <style:style style:name="P575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/>
    </style:style>
    <style:style style:name="P576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 fo:language="en" fo:country="US"/>
    </style:style>
    <style:style style:name="P577" style:parent-style-name="Textbody" style:family="paragraph">
      <style:paragraph-properties fo:widows="2" fo:orphans="2" fo:margin-bottom="0in" style:line-height-at-least="0.1666in" fo:margin-left="0.4166in" fo:background-color="#FFFCD3">
        <style:tab-stops/>
      </style:paragraph-properties>
    </style:style>
    <style:style style:name="T578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579" style:parent-style-name="Fuentedepárrafopredeter." style:family="text">
      <style:text-properties style:font-name="inherit" fo:color="#0086B3" fo:font-size="9pt" style:font-size-asian="9pt" fo:language="en" fo:country="US"/>
    </style:style>
    <style:style style:name="T580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581" style:parent-style-name="Fuentedepárrafopredeter." style:family="text">
      <style:text-properties style:font-name="inherit" fo:color="#009999" fo:font-size="9pt" style:font-size-asian="9pt" fo:language="en" fo:country="US"/>
    </style:style>
    <style:style style:name="T582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583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584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585" style:parent-style-name="Fuentedepárrafopredeter." style:family="text">
      <style:text-properties style:font-name="inherit" fo:color="#000000" fo:font-size="9pt" style:font-size-asian="9pt" fo:language="en" fo:country="US"/>
    </style:style>
    <style:style style:name="P586" style:parent-style-name="Textbody" style:family="paragraph">
      <style:paragraph-properties fo:widows="2" fo:orphans="2" fo:margin-bottom="0in" style:line-height-at-least="0.1666in" fo:margin-left="0.4166in" fo:background-color="#FFFCD3">
        <style:tab-stops/>
      </style:paragraph-properties>
      <style:text-properties style:font-name="inherit" fo:color="#000000" fo:font-size="9pt" style:font-size-asian="9pt"/>
    </style:style>
    <style:style style:name="P587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588" style:parent-style-name="Fuentedepárrafopredeter." style:family="text">
      <style:text-properties style:font-name="inherit" fo:font-weight="bold" style:font-weight-asian="bold" style:font-weight-complex="bold" fo:color="#000000" fo:font-size="9pt" style:font-size-asian="9pt" style:font-size-complex="15pt" style:text-underline-type="single" style:text-underline-style="solid" style:text-underline-width="auto" style:text-underline-mode="continuous"/>
    </style:style>
    <style:style style:name="T589" style:parent-style-name="Fuentedepárrafopredeter." style:family="text">
      <style:text-properties style:font-name="inherit" fo:font-weight="bold" style:font-weight-asian="bold" style:font-weight-complex="bold" fo:color="#000000" fo:font-size="9pt" style:font-size-asian="9pt" style:font-size-complex="15pt" style:text-underline-type="single" style:text-underline-style="solid" style:text-underline-width="auto" style:text-underline-mode="continuous"/>
    </style:style>
    <style:style style:name="T590" style:parent-style-name="Fuentedepárrafopredeter." style:family="text">
      <style:text-properties style:font-name="inherit" fo:font-weight="bold" style:font-weight-asian="bold" style:font-weight-complex="bold" fo:color="#0086B3" fo:font-size="9pt" style:font-size-asian="9pt" style:font-size-complex="15pt" style:text-underline-type="single" style:text-underline-style="solid" style:text-underline-width="auto" style:text-underline-mode="continuous"/>
    </style:style>
    <style:style style:name="T591" style:parent-style-name="Fuentedepárrafopredeter." style:family="text">
      <style:text-properties style:font-name="inherit" fo:font-weight="bold" style:font-weight-asian="bold" style:font-weight-complex="bold" fo:color="#777777" fo:font-size="9pt" style:font-size-asian="9pt" style:font-size-complex="15pt" style:text-underline-type="single" style:text-underline-style="solid" style:text-underline-width="auto" style:text-underline-mode="continuous"/>
    </style:style>
    <style:style style:name="T592" style:parent-style-name="Fuentedepárrafopredeter." style:family="text">
      <style:text-properties style:font-name="inherit" fo:font-weight="bold" style:font-weight-asian="bold" style:font-weight-complex="bold" fo:color="#000000" fo:font-size="9pt" style:font-size-asian="9pt" style:font-size-complex="15pt" style:text-underline-type="single" style:text-underline-style="solid" style:text-underline-width="auto" style:text-underline-mode="continuous"/>
    </style:style>
    <style:style style:name="P593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594" style:parent-style-name="PreformattedText" style:family="paragraph">
      <style:paragraph-properties fo:widows="2" fo:orphans="2" style:line-height-at-least="0.1666in" fo:background-color="#FFFFFF"/>
      <style:text-properties style:font-name="inherit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595" style:parent-style-name="PreformattedText" style:family="paragraph">
      <style:paragraph-properties fo:widows="2" fo:orphans="2"/>
    </style:style>
    <style:style style:name="T596" style:parent-style-name="Fuentedepárrafopredeter." style:family="text">
      <style:text-properties style:font-name="Source Code Pro" fo:color="#4DA0D2" fo:font-size="9pt" style:font-size-asian="9pt" fo:language="en" fo:country="US"/>
    </style:style>
    <style:style style:name="T597" style:parent-style-name="Fuentedepárrafopredeter." style:family="text">
      <style:text-properties fo:color="#000000" fo:language="en" fo:country="US"/>
    </style:style>
    <style:style style:name="T598" style:parent-style-name="Fuentedepárrafopredeter." style:family="text">
      <style:text-properties style:font-name="Source Code Pro" fo:color="#000000" fo:font-size="9pt" style:font-size-asian="9pt" fo:language="en" fo:country="US"/>
    </style:style>
    <style:style style:name="T599" style:parent-style-name="Fuentedepárrafopredeter." style:family="text">
      <style:text-properties style:font-name="Source Code Pro" fo:color="#DD1144" fo:font-size="9pt" style:font-size-asian="9pt" fo:language="en" fo:country="US"/>
    </style:style>
    <style:style style:name="T600" style:parent-style-name="Fuentedepárrafopredeter." style:family="text">
      <style:text-properties style:font-name="Source Code Pro" fo:color="#000000" fo:font-size="9pt" style:font-size-asian="9pt" fo:language="en" fo:country="US"/>
    </style:style>
    <style:style style:name="P601" style:parent-style-name="Textbody" style:family="paragraph">
      <style:paragraph-properties fo:widows="2" fo:orphans="2"/>
    </style:style>
    <style:style style:name="T602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603" style:parent-style-name="Fuentedepárrafopredeter." style:family="text">
      <style:text-properties style:font-name="inherit" fo:color="#0086B3" fo:font-size="9pt" style:font-size-asian="9pt" fo:language="en" fo:country="US"/>
    </style:style>
    <style:style style:name="T604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605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606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607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608" style:parent-style-name="Fuentedepárrafopredeter." style:family="text">
      <style:text-properties style:font-name="inherit" fo:color="#000000" fo:font-size="9pt" style:font-size-asian="9pt" fo:language="en" fo:country="US"/>
    </style:style>
    <style:style style:name="T609" style:parent-style-name="Fuentedepárrafopredeter." style:family="text">
      <style:text-properties style:font-name="inherit" fo:color="#DD1144" fo:font-size="9pt" style:font-size-asian="9pt" fo:language="en" fo:country="US"/>
    </style:style>
    <style:style style:name="T610" style:parent-style-name="Fuentedepárrafopredeter." style:family="text">
      <style:text-properties style:font-name="inherit" fo:color="#777777" fo:font-size="9pt" style:font-size-asian="9pt" fo:language="en" fo:country="US"/>
    </style:style>
    <style:style style:name="T611" style:parent-style-name="Fuentedepárrafopredeter." style:family="text">
      <style:text-properties style:font-name="inherit" fo:color="#000000" fo:font-size="9pt" style:font-size-asian="9pt" fo:language="en" fo:country="US"/>
    </style:style>
    <style:style style:name="P612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/>
    </style:style>
    <style:style style:name="P613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614" style:parent-style-name="Fuentedepárrafopredeter." style:family="text">
      <style:text-properties style:font-name="inherit" fo:color="#000000" fo:font-size="9pt" style:font-size-asian="9pt"/>
    </style:style>
    <style:style style:name="T615" style:parent-style-name="Fuentedepárrafopredeter." style:family="text">
      <style:text-properties style:font-name="inherit" fo:color="#0086B3" fo:font-size="9pt" style:font-size-asian="9pt"/>
    </style:style>
    <style:style style:name="T616" style:parent-style-name="Fuentedepárrafopredeter." style:family="text">
      <style:text-properties style:font-name="inherit" fo:color="#777777" fo:font-size="9pt" style:font-size-asian="9pt"/>
    </style:style>
    <style:style style:name="T617" style:parent-style-name="Fuentedepárrafopredeter." style:family="text">
      <style:text-properties style:font-name="inherit" fo:color="#000000" fo:font-size="9pt" style:font-size-asian="9pt"/>
    </style:style>
    <style:style style:name="T618" style:parent-style-name="Fuentedepárrafopredeter." style:family="text">
      <style:text-properties style:font-name="inherit" fo:color="#777777" fo:font-size="9pt" style:font-size-asian="9pt"/>
    </style:style>
    <style:style style:name="T619" style:parent-style-name="Fuentedepárrafopredeter." style:family="text">
      <style:text-properties style:font-name="inherit" fo:color="#000000" fo:font-size="9pt" style:font-size-asian="9pt"/>
    </style:style>
    <style:style style:name="P620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/>
    </style:style>
    <style:style style:name="P621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color="#000000" fo:font-size="9pt" style:font-size-asian="9pt"/>
    </style:style>
    <style:style style:name="P622" style:parent-style-name="Textbody" style:family="paragraph">
      <style:paragraph-properties fo:widows="2" fo:orphans="2" fo:margin-bottom="0in" style:line-height-at-least="0.1666in" fo:margin-left="0.4166in" fo:background-color="#FFFCD3">
        <style:tab-stops/>
      </style:paragraph-properties>
      <style:text-properties style:font-name="inherit" fo:color="#000000" fo:font-size="9pt" style:font-size-asian="9pt"/>
    </style:style>
    <style:style style:name="P623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624" style:parent-style-name="Fuentedepárrafopredeter." style:family="text">
      <style:text-properties style:font-name="inherit" fo:font-weight="bold" style:font-weight-asian="bold" style:font-weight-complex="bold" fo:color="#000000" fo:font-size="9pt" style:font-size-asian="9pt" style:font-size-complex="15pt" style:text-underline-type="single" style:text-underline-style="solid" style:text-underline-width="auto" style:text-underline-mode="continuous" fo:language="en" fo:country="US"/>
    </style:style>
    <style:style style:name="T625" style:parent-style-name="Fuentedepárrafopredeter." style:family="text">
      <style:text-properties style:font-name="inherit" fo:font-weight="bold" style:font-weight-asian="bold" style:font-weight-complex="bold" fo:color="#0086B3" fo:font-size="9pt" style:font-size-asian="9pt" style:font-size-complex="15pt" style:text-underline-type="single" style:text-underline-style="solid" style:text-underline-width="auto" style:text-underline-mode="continuous" fo:language="en" fo:country="US"/>
    </style:style>
    <style:style style:name="T626" style:parent-style-name="Fuentedepárrafopredeter." style:family="text">
      <style:text-properties style:font-name="inherit" fo:font-weight="bold" style:font-weight-asian="bold" style:font-weight-complex="bold" fo:color="#777777" fo:font-size="9pt" style:font-size-asian="9pt" style:font-size-complex="15pt" style:text-underline-type="single" style:text-underline-style="solid" style:text-underline-width="auto" style:text-underline-mode="continuous" fo:language="en" fo:country="US"/>
    </style:style>
    <style:style style:name="T627" style:parent-style-name="Fuentedepárrafopredeter." style:family="text">
      <style:text-properties style:font-name="inherit" fo:font-weight="bold" style:font-weight-asian="bold" style:font-weight-complex="bold" fo:color="#000000" fo:font-size="9pt" style:font-size-asian="9pt" style:font-size-complex="15pt" style:text-underline-type="single" style:text-underline-style="solid" style:text-underline-width="auto" style:text-underline-mode="continuous" fo:language="en" fo:country="US"/>
    </style:style>
    <style:style style:name="P628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29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30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31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32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633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634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635" style:parent-style-name="Fuentedepárrafopredeter." style:family="text"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T636" style:parent-style-name="Fuentedepárrafopredeter." style:family="text"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T637" style:parent-style-name="Fuentedepárrafopredeter." style:family="text"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T638" style:parent-style-name="Fuentedepárrafopredeter." style:family="text"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T639" style:parent-style-name="Fuentedepárrafopredeter." style:family="text"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T640" style:parent-style-name="Fuentedepárrafopredeter." style:family="text"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41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42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43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44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45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46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47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48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49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50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51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52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53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54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55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56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657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fo:language="en" fo:country="US"/>
    </style:style>
    <style:style style:name="P658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fo:language="en" fo:country="US"/>
    </style:style>
    <style:style style:name="P659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fo:language="en" fo:country="US"/>
    </style:style>
    <style:style style:name="P660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fo:language="en" fo:country="US"/>
    </style:style>
    <style:style style:name="P661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  <style:text-properties style:font-name="inherit" fo:font-weight="bold" style:font-weight-asian="bold" style:font-weight-complex="bold" fo:color="#000000" fo:font-size="15pt" style:font-size-asian="15pt" style:font-size-complex="15pt" fo:language="en" fo:country="US"/>
    </style:style>
    <style:style style:name="P662" style:parent-style-name="Textbody" style:family="paragraph">
      <style:paragraph-properties fo:widows="2" fo:orphans="2" fo:margin-bottom="0in" style:line-height-at-least="0.1666in" fo:margin-left="0.4166in" fo:background-color="#FFFFFF">
        <style:tab-stops/>
      </style:paragraph-properties>
    </style:style>
    <style:style style:name="T663" style:parent-style-name="Fuentedepárrafopredeter." style:family="text">
      <style:text-properties style:font-name="inherit" fo:font-weight="bold" style:font-weight-asian="bold" style:font-weight-complex="bold" fo:color="#000000" fo:font-size="15pt" style:font-size-asian="15pt" style:font-size-complex="15pt" fo:background-color="#00FF00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h text:style-name="Título3" text:outline-level="3"><text:span text:style-name="T2">EXPLICACIÓN RÁPIDA:</text:span></text:h>
      <text:p text:style-name="P3">La conexión de nuestra aplicación Java con una base de datos gestionada por cualquier gestor de base de datos, que para nuestro caso es MySQL, se hará mediante dos objetivos diferenciados:</text:p>
      <text:list text:style-name="LFO1" text:continue-numbering="true">
        <text:list-item>
          <text:p text:style-name="P4">Cargar del<text:s/>controlador o driver.</text:p>
        </text:list-item>
        <text:list-item>
          <text:p text:style-name="P5">Realizar la conexión.</text:p>
        </text:list-item>
      </text:list>
      <text:p text:style-name="Standard"/>
      <text:p text:style-name="Standard"/>
      <text:p text:style-name="P6"><text:span text:style-name="T7">Una vez<text:s/></text:span><text:a xlink:href="http://www.chuidiang.org/java/mysql/InstalacionMySQL.php" office:target-frame-name="_top" xlink:show="replace"><text:span text:style-name="T8">instalado MySQL</text:span></text:a><text:span text:style-name="T9">, descargado el<text:s/></text:span><text:a xlink:href="http://www.chuidiang.org/java/mysql/mysql-java-basico.php" office:target-frame-name="_top" xlink:show="replace"><text:span text:style-name="T10">driver para java</text:span></text:a><text:span text:style-name="T11"><text:s/>de My</text:span><text:span text:style-name="T12">SQL y con una base de datos y una<text:s/></text:span><text:a xlink:href="http://www.chuidiang.org/java/mysql/InstalacionMySQL.php#crear_tabla" office:target-frame-name="_top" xlink:show="replace"><text:span text:style-name="T13">tabla creada</text:span></text:a><text:span text:style-name="T14"><text:s/>en MySQL, vamos a hacer un pequeño programa en java que nos permita conectarnos a la base de datos MySQL y consultar la tab</text:span><text:span text:style-name="T15">la que hemos creado.</text:span></text:p>
      <text:h text:style-name="P16" text:outline-level="4">Instalar el Driver</text:h>
      <text:p text:style-name="P17"><text:span text:style-name="T18">En nuestro programa java, todos los import que necesitamos para manejar la base de datos están en<text:s/></text:span><text:span text:style-name="T19">java.sql.*.</text:span></text:p>
      <text:p text:style-name="P20"><text:span text:style-name="T21">Puesto que casi todas los métodos relativos a base de datos pueden lanzar la excepción<text:s/></text:span><text:span text:style-name="T22">SQLException</text:span><text:span text:style-name="T23">,</text:span><text:span text:style-name="T24"><text:s/>meter</text:span><text:span text:style-name="T25">emos todo nuestro programa en un<text:s/></text:span><text:span text:style-name="T26">try</text:span><text:span text:style-name="T27">-</text:span><text:span text:style-name="T28">catch</text:span><text:span text:style-name="T29">.</text:span></text:p>
      <text:p text:style-name="P30"><text:span text:style-name="T31">Además, necesitamos la clase<text:s/></text:span><text:span text:style-name="T32">org.gjt.mm.mysql.Driver que viene con el driver de<text:s/></text:span><text:span text:style-name="T33">MySQL</text:span><text:span text:style-name="T34">. Por ello incluido en nuestro proyecto con nuestro , debemos incluir el jar que contiene el driver<text:s/></text:span><text:span text:style-name="T35">MySQL</text:span><text:span text:style-name="T36"><text:s/>(</text:span><text:span text:style-name="T37">mysql-connector-java-3.1.7-bin.jar</text:span><text:span text:style-name="T38">) o la versión más moderna y compatible con la versión de nuestro servidor de MySQL.</text:span></text:p>
      <text:p text:style-name="P39">Lo primero que tenemos que hacer es asegurarnos que el Driver se inicializa y se registra, para ello<text:line-break/></text:p>
      <text:p text:style-name="P40">try<text:line-break/>{<text:line-break/><text:s text:c="3"/>Class.forName("com.mysql.jdbc.Driver");<text:line-break/>} catch (Exception e)<text:line-break/>{<text:line-break/><text:s text:c="3"/>e.printStackTrace();<text:line-break/>}</text:p>
      <text:h text:style-name="P41" text:outline-level="4"><text:span text:style-name="T42">Una vez creada la instancia, la usamos para conectarnos a una bd concreta, usando el método<text:s/></text:span><text:span text:style-name="T43">DriverManager.getConnection</text:span></text:h>
      <text:h text:style-name="P44" text:outline-level="4">Establecer la conexión con la base de datos</text:h>
      <text:p text:style-name="P45"><text:span text:style-name="T46">De</text:span><text:span text:style-name="T47">bemos tener el servidor de<text:s/></text:span><text:span text:style-name="T48">MySQL</text:span><text:span text:style-name="T49"><text:s/>arrancado.</text:span></text:p>
      <text:p text:style-name="P50"><text:span text:style-name="T51">El servidor de<text:s/></text:span><text:span text:style-name="T52">MySQL</text:span><text:span text:style-name="T53"><text:s/>abre por defecto el<text:s/></text:span><text:span text:style-name="T54">puerto 3306</text:span><text:span text:style-name="T55"><text:s/>para aceptar conexiones de posibles clientes, de programas que quieran conectarse y acceder a la base de datos. Nuestro programa java, si quiere consultar la t</text:span><text:span text:style-name="T56">abla de base de datos que hemos creado, deberá conectarse a este servidor.</text:span></text:p>
      <text:p text:style-name="P57"><text:span text:style-name="T58">Para establecer la conexion, la clase<text:s/></text:span><text:span text:style-name="T59">DriverManager</text:span><text:span text:style-name="T60"><text:s/>tiene métodos<text:s/></text:span><text:span text:style-name="T61">getConnection()</text:span><text:span text:style-name="T62">. Usaremos uno de ellos</text:span></text:p>
      <text:p text:style-name="P63"><text:span text:style-name="T64">//<text:s/></text:span><text:span text:style-name="T65">Establecemos la conexión con la base de datos.</text:span><text:span text:style-name="T66"><text:line-break/></text:span><text:span text:style-name="T67">Connection conexion = Driv</text:span><text:span text:style-name="T68">erManager.getConnection ("jdbc:mysql://localhost/prueba","root", "la_clave");</text:span></text:p>
      <text:p text:style-name="P69"><text:span text:style-name="T70">El primer parámetro del método<text:s/></text:span><text:span text:style-name="T71">getConnection()</text:span><text:span text:style-name="T72"><text:s/>es un<text:s/></text:span><text:span text:style-name="T73">String</text:span><text:span text:style-name="T74"><text:s/>que contiene la url de la base de datos:</text:span></text:p>
      <text:list text:style-name="LFO2" text:continue-numbering="true">
        <text:list-item>
          <text:p text:style-name="P75"><text:span text:style-name="T76">jdb:mysql</text:span><text:span text:style-name="T77"><text:s/>porque estamos utilizando un driver jdbc para<text:s/></text:span><text:span text:style-name="T78">MySQL</text:span><text:span text:style-name="T79">, que es el que<text:s/></text:span><text:span text:style-name="T80">nos hemos bajado.</text:span></text:p>
        </text:list-item>
        <text:list-item>
          <text:p text:style-name="P81"><text:span text:style-name="T82">localhost</text:span><text:span text:style-name="T83"><text:s/>porque el servidor de base de datos, en nuestro caso, está en el mismo ordenador en el que voy a correr el programa java. Aquí puede ponerse una IP o un nombre de máquina que esté en la red.</text:span></text:p>
        </text:list-item>
        <text:list-item>
          <text:p text:style-name="P84"><text:span text:style-name="T85">prueba</text:span><text:span text:style-name="T86"><text:s/>es el nombre de la base de<text:s/></text:span><text:span text:style-name="T87">datos que he creado dentro de mysql. Se debe poner la base de datos dentro del servidor de<text:s/></text:span><text:span text:style-name="T88">MySQL</text:span><text:span text:style-name="T89"><text:s/>a la que se quiere uno conectar. Es el nombre que pusimos cuando desde SQL<text:s/></text:span><text:a xlink:href="http://www.chuidiang.org/java/mysql/InstalacionMySQL.php#crear_tabla" office:target-frame-name="_top" xlink:show="replace"><text:span text:style-name="T90">hicimos</text:span></text:a><text:span text:style-name="T91"><text:s/>create database prueba;</text:span></text:p>
        </text:list-item>
      </text:list>
      <text:p text:style-name="P92"><text:span text:style-name="T93">Los otros dos parámetros son dos<text:s/></text:span><text:span text:style-name="T94">String</text:span><text:span text:style-name="T95">. Corresponden al nombre de usuario y password para acceder a la base de datos. Al instalar<text:s/></text:span><text:span text:style-name="T96">MySQL</text:span><text:span text:style-name="T97"><text:s/>se crea el usuario root y se pide la password para él. Como no hemos creado otros usu</text:span><text:span text:style-name="T98">arios, usaremos este mismo.</text:span></text:p>
      <text:p text:style-name="P99">Si todo va bien, en conexion tendremos nuestra conexión a la base de datos.</text:p>
      <text:p text:style-name="P100">Nuevo forma a partir de 8.</text:p>
      <text:p text:style-name="P101"><text:span text:style-name="T102">&lt;%@</text:span><text:span text:style-name="T103">page</text:span><text:span text:style-name="T104"><text:s/></text:span><text:span text:style-name="T105">import</text:span><text:span text:style-name="T106">=</text:span><text:span text:style-name="T107">"java.sql.*"</text:span><text:span text:style-name="T108"><text:s/></text:span><text:span text:style-name="T109">%&gt;</text:span></text:p>
      <text:p text:style-name="P110">&lt;%</text:p>
      <text:p text:style-name="P111"><text:span text:style-name="T112">Connection connexion =<text:s/></text:span><text:span text:style-name="T113">null</text:span><text:span text:style-name="T114">;</text:span></text:p>
      <text:p text:style-name="P115"><text:span text:style-name="T116">try</text:span><text:span text:style-name="T117"><text:s/>{</text:span></text:p>
      <text:p text:style-name="P118"><text:s text:c="4"/>conexion=</text:p>
      <text:p text:style-name="P119"><text:span text:style-name="T120"><text:s text:c="7"/></text:span><text:span text:style-name="T121">DriverManager.getConnection(</text:span><text:span text:style-name="T122">"jdbc:mysql://localhost/db?"</text:span><text:span text:style-name="T123"><text:s/>+</text:span></text:p>
      <text:p text:style-name="P124"><text:span text:style-name="T125"><text:s text:c="35"/></text:span><text:span text:style-name="T126">"user=us&amp;password=clave"</text:span><text:span text:style-name="T127">);</text:span></text:p>
      <text:p text:style-name="P128"/>
      <text:p text:style-name="P129"><text:s text:c="4"/></text:p>
      <text:p text:style-name="P130"><text:s text:c="3"/>conexion.close();</text:p>
      <text:p text:style-name="P131"/>
      <text:p text:style-name="P132"><text:s text:c="2"/></text:p>
      <text:p text:style-name="P133"><text:span text:style-name="T134">}<text:s/></text:span><text:span text:style-name="T135">catch</text:span><text:span text:style-name="T136"><text:s/>(SQLException ex) {</text:span></text:p>
      <text:p text:style-name="P137"><text:span text:style-name="T138"><text:s text:c="4"/></text:span><text:span text:style-name="T139">// handle any errors</text:span></text:p>
      <text:p text:style-name="P140"><text:span text:style-name="T141"><text:s text:c="4"/>System.out.println(</text:span><text:span text:style-name="T142">"SQLException: "</text:span><text:span text:style-name="T143"><text:s/>+<text:s/></text:span><text:span text:style-name="T144">ex.getMessage());</text:span></text:p>
      <text:p text:style-name="P145"><text:span text:style-name="T146"><text:s text:c="4"/>System.out.println(</text:span><text:span text:style-name="T147">"SQLState: "</text:span><text:span text:style-name="T148"><text:s/>+ ex.getSQLState());</text:span></text:p>
      <text:p text:style-name="P149"><text:span text:style-name="T150"><text:s text:c="4"/></text:span><text:span text:style-name="T151">System.out.println(</text:span><text:span text:style-name="T152">"VendorError: "</text:span><text:span text:style-name="T153"><text:s/>+ ex.getErrorCode());</text:span></text:p>
      <text:p text:style-name="P154">}</text:p>
      <text:p text:style-name="P155">tambien vale este formato</text:p>
      <text:p text:style-name="P156"><text:span text:style-name="T157">conn =DriverManager.getConnection(</text:span><text:span text:style-name="T158">"jdbc:mysql://localhost/censo"</text:span><text:span text:style-name="T159"><text:s/>,</text:span></text:p>
      <text:p text:style-name="P160"><text:span text:style-name="T161"><text:s text:c="35"/></text:span><text:span text:style-name="T162">"root"</text:span><text:span text:style-name="T163">,</text:span><text:span text:style-name="T164">""</text:span><text:span text:style-name="T165">);</text:span></text:p>
      <text:p text:style-name="P166"><text:span text:style-name="T167">es decir<text:s/></text:span><text:span text:style-name="T168">DriverManager.getConnection(url,login,clave)</text:span></text:p>
      <text:h text:style-name="P169" text:outline-level="4">Ejecución de sentencias</text:h>
      <text:p text:style-name="P170"/>
      <text:p text:style-name="P171">Establecer la conexión<text:s/></text:p>
      <text:p text:style-name="P172"><text:span text:style-name="T173"><text:s/>Crear un<text:s/></text:span><text:span text:style-name="T174">objeto Statement para hacer petición a la BD</text:span><text:span text:style-name="T175"><text:s/>•</text:span></text:p>
      <text:p text:style-name="P176"><text:span text:style-name="T177">Asociar una sen</text:span><text:span text:style-name="T178">tencia SQL al objeto Statement</text:span><text:span text:style-name="T179"><text:s/>•</text:span></text:p>
      <text:p text:style-name="P180"><text:span text:style-name="T181"><text:s/></text:span><text:span text:style-name="T182">Ejecutar</text:span><text:span text:style-name="T183"><text:s/>el objeto Statement<text:s/></text:span><text:span text:style-name="T184"></text:span></text:p>
      <text:p text:style-name="P185"><text:span text:style-name="T186">Procesar</text:span><text:span text:style-name="T187"><text:s/>los r</text:span><text:span text:style-name="T188">esultados</text:span><text:span text:style-name="T189"><text:s/></text:span><text:span text:style-name="T190"></text:span></text:p>
      <text:p text:style-name="P191"><text:span text:style-name="T192">Liberar recursos (</text:span><text:span text:style-name="T193">cerrar la conexión</text:span><text:span text:style-name="T194">)</text:span></text:p>
      <text:p text:style-name="P195">Api: Statement</text:p>
      <text:p text:style-name="P196"/>
      <text:list text:style-name="LFO3" text:continue-numbering="true">
        <text:list-item>
          <text:p text:style-name="P197">Statement s = conexion.createStatement();</text:p>
        </text:list-item>
        <text:list-item>
          <text:p text:style-name="P198"><text:span text:style-name="T199">ResultSet rs</text:span><text:span text:style-name="T200"><text:s/>= s.executeQuery (query);</text:span></text:p>
        </text:list-item>
      </text:list>
      <text:h text:style-name="P201" text:outline-level="4">Realizar una consulta</text:h>
      <text:p text:style-name="P202"><text:span text:style-name="T203">Para<text:s/></text:span><text:span text:style-name="T204">realizar cualquier acción sobre la base de datos (consulta, insertar nuevos registros, modificar los existentes o borrar), necesitamos una clase<text:s/></text:span><text:span text:style-name="T205">Statement</text:span><text:span text:style-name="T206">. Para obtenerla, se le pide dicha clase a la conexión. La forma de hacerlo, para una consulta, es la<text:s/></text:span><text:span text:style-name="T207">siguiente:</text:span></text:p>
      <text:p text:style-name="P208"><text:span text:style-name="T209">// Preparamos la consulta</text:span><text:span text:style-name="T210"><text:line-break/></text:span><text:span text:style-name="T211">Statement s = conexion.createStatement();</text:span><text:span text:style-name="T212"><text:line-break/></text:span><text:span text:style-name="T213">ResultSet rs = s.executeQuery ("select * from persona");</text:span></text:p>
      <text:p text:style-name="P214"><text:span text:style-name="T215">La parte de<text:s/></text:span><text:span text:style-name="T216">createStatement()</text:span><text:span text:style-name="T217"><text:s/>no tiene ningún secreto, salvo que puede lanzar una excepción que hay que capturar.</text:span></text:p>
      <text:p text:style-name="P218"><text:span text:style-name="T219">El<text:s/></text:span><text:span text:style-name="T220">Sta</text:span><text:span text:style-name="T221">tement</text:span><text:span text:style-name="T222"><text:s/>obtenido tiene un método<text:s/></text:span><text:span text:style-name="T223">executeQuery()</text:span><text:span text:style-name="T224">.</text:span><text:span text:style-name="T225"><text:s/>Este método sirve para realizar una consulta a base de datos.</text:span></text:p>
      <text:list text:style-name="LFO4" text:continue-numbering="true">
        <text:list-item>
          <text:p text:style-name="P226"><text:span text:style-name="T227">El parámetro que se pasa en un<text:s/></text:span><text:span text:style-name="T228">String</text:span><text:span text:style-name="T229"><text:s/>en el que está la consulta en lenguaje SQL</text:span><text:span text:style-name="T230">. No hace falta terminarlo con punto y coma. En nuestro caso "</text:span><text:span text:style-name="T231">select * from persona</text:span><text:span text:style-name="T232">". siendo<text:s/></text:span><text:span text:style-name="T233">persona</text:span><text:span text:style-name="T234"><text:s/>el nombre que hemos puesto a la tabla en la base de datos.</text:span></text:p>
        </text:list-item>
        <text:list-item>
          <text:p text:style-name="P235"><text:span text:style-name="T236">El resultado nos lo devuelve el método como<text:s/></text:span><text:span text:style-name="T237">un<text:s/></text:span><text:span text:style-name="T238">ResultSet</text:span><text:span text:style-name="T239">.</text:span><text:span text:style-name="T240"><text:s/>Este<text:s/></text:span><text:span text:style-name="T241">ResultSet</text:span><text:span text:style-name="T242"><text:s/>no es más que una clase java similar a una lista en la que está el resultado de la co</text:span><text:span text:style-name="T243">nsulta.<text:s/></text:span><text:span text:style-name="T244">Cada elemento de la lista es uno de los registros de la base de datos</text:span><text:span text:style-name="T245">. En realidad,<text:s/></text:span><text:span text:style-name="T246">ResulSet</text:span><text:span text:style-name="T247"><text:s/>no contiene todos los datos, sino que los va consiguiendo de la base de datos según se van pidiendo. Por ello, el método<text:s/></text:span><text:span text:style-name="T248">executeQuery()</text:span><text:span text:style-name="T249"><text:s/>puede tardar poco,<text:s/></text:span><text:span text:style-name="T250">pero el recorrer los elementos del<text:s/></text:span><text:span text:style-name="T251">ResultSet</text:span><text:span text:style-name="T252"><text:s/>no es tan rápido. De esta forma se evita que una consulta que dé muchos resultados ,tarde mucho tiempo y llene la memoria del programa java.</text:span></text:p>
        </text:list-item>
      </text:list>
      <text:h text:style-name="P253" text:outline-level="4">Leer los resultados</text:h>
      <text:p text:style-name="P254"><text:span text:style-name="T255">El<text:s/></text:span><text:span text:style-name="T256">ResultSet</text:span><text:span text:style-name="T257"><text:s/>contiene dentro los registros leidos<text:s/></text:span><text:span text:style-name="T258">de la base de datos. Inicialmente, tal cual nos lo devuelve el<text:s/></text:span><text:span text:style-name="T259">Statement.executeQuery()</text:span><text:span text:style-name="T260">,<text:s/></text:span><text:span text:style-name="T261">tiene internamente un "puntero" apuntando justo delante del primer registro</text:span><text:span text:style-name="T262">. El método<text:s/></text:span><text:span text:style-name="T263">next()</text:span><text:span text:style-name="T264"><text:s/>del<text:s/></text:span><text:span text:style-name="T265">ResultSet</text:span><text:span text:style-name="T266"><text:s/>hace que dicho puntero avance al siguiente registro, en est</text:span><text:span text:style-name="T267">e caso, al primero. Si lo consigue, el método<text:s/></text:span><text:span text:style-name="T268">next()</text:span><text:span text:style-name="T269"><text:s/>devuelve<text:s/></text:span><text:span text:style-name="T270">true</text:span><text:span text:style-name="T271">. Si no lo consigue (no hay siguiente registro que leer), devuelve<text:s/></text:span><text:span text:style-name="T272">false</text:span><text:span text:style-name="T273">.</text:span></text:p>
      <text:p text:style-name="P274"><text:span text:style-name="T275">Por tanto, una forma de ir leyendo los registros en meternos en un<text:s/></text:span><text:span text:style-name="T276">while</text:span><text:span text:style-name="T277">. <text:s/></text:span></text:p>
      <text:p text:style-name="P278"><text:span text:style-name="T279">// Recorremos el resultado, mientras hay</text:span><text:span text:style-name="T280">a registros para leer, y escribimos el resultado en pantalla.</text:span><text:span text:style-name="T281"><text:line-break/></text:span><text:span text:style-name="T282">while (rs.next())</text:span><text:span text:style-name="T283"><text:line-break/></text:span><text:span text:style-name="T284">{</text:span><text:span text:style-name="T285"><text:line-break/></text:span><text:span text:style-name="T286"><text:s text:c="4"/>System.out.println (rs.getInt (1) + " " + rs.getString (2)+ " " + rs.getDate(3));</text:span><text:span text:style-name="T287"><text:line-break/></text:span><text:span text:style-name="T288">}</text:span></text:p>
      <text:p text:style-name="P289">Una vez que el "puntero" está apuntando a un registro, los métodos:</text:p>
      <text:p text:style-name="P290"><text:span text:style-name="T291"><text:s/></text:span><text:span text:style-name="T292">getInt()</text:span><text:span text:style-name="T293">,<text:s/></text:span><text:span text:style-name="T294">getString()</text:span><text:span text:style-name="T295">,<text:s/></text:span><text:span text:style-name="T296">getDate()</text:span><text:span text:style-name="T297">, etc (dependiendo del tipo)</text:span></text:p>
      <text:p text:style-name="P298"><text:span text:style-name="T299">nos van devolviendo los valores de los campos de dicho registro. Podemos pasar a estos métodos un índice (</text:span><text:span text:style-name="T300">que comienza en 1</text:span><text:span text:style-name="T301">) para indicar qué columna de la tabla de base de datos deseamos. También podemos<text:s/></text:span><text:span text:style-name="T302">usar un<text:s/></text:span><text:span text:style-name="T303">String</text:span><text:span text:style-name="T304"><text:s/>con el nombre de la columna (tal cual está en la tabla de base de datos).</text:span></text:p>
      <text:p text:style-name="P305"><text:span text:style-name="T306">Es responsabilidad nuestra saber qué tipo de dato hay en cada columna, aunque si nos equivocamos y<text:s/></text:span><text:span text:style-name="T307">RecordSet</text:span><text:span text:style-name="T308"><text:s/>es capaz de hacer la conversión, la hará por nosotros. Por</text:span><text:span text:style-name="T309"><text:s/>ejemplo, en cualquiera de los campos anteriores podemos pedir un<text:s/></text:span><text:span text:style-name="T310">getString()</text:span><text:span text:style-name="T311"><text:s/>y nos devolveran los números como<text:s/></text:span><text:span text:style-name="T312">String</text:span><text:span text:style-name="T313"><text:s/>y la fecha como<text:s/></text:span><text:span text:style-name="T314">String</text:span><text:span text:style-name="T315">.</text:span></text:p>
      <text:p text:style-name="P316"><text:span text:style-name="T317">También podemos usar<text:s/></text:span><text:span text:style-name="T318">getObject()</text:span><text:span text:style-name="T319">, y el<text:s/></text:span><text:span text:style-name="T320">RecordSet</text:span><text:span text:style-name="T321"><text:s/>nos devolverá el<text:s/></text:span><text:span text:style-name="T322">Object</text:span><text:span text:style-name="T323"><text:s/>más adecuado para el tipo de campo que p</text:span><text:span text:style-name="T324">edimos.</text:span></text:p>
      <text:p text:style-name="P325"/>
      <text:p text:style-name="P326">ResultSet<text:s/></text:p>
      <text:p text:style-name="P327">Encapsula el conjunto de resultados<text:s/></text:p>
      <text:p text:style-name="P328">Para obtener el valor de cada campo hay que usar el método getX("campo") correspondiente al tipo del valor SQL: •</text:p>
      <text:p text:style-name="P329"><text:span text:style-name="T330">getInt</text:span><text:span text:style-name="T331"><text:s/></text:span><text:span text:style-name="T332"></text:span><text:span text:style-name="T333"><text:s/>INTEGER •</text:span></text:p>
      <text:p text:style-name="P334"><text:span text:style-name="T335"><text:s/>getLong<text:s/></text:span><text:span text:style-name="T336"></text:span><text:span text:style-name="T337"><text:s/>BIG INT</text:span></text:p>
      <text:p text:style-name="P338"><text:span text:style-name="T339">• getFloat<text:s/></text:span><text:span text:style-name="T340"></text:span><text:span text:style-name="T341"><text:s/>REAL</text:span></text:p>
      <text:p text:style-name="P342"><text:span text:style-name="T343">• getDouble<text:s/></text:span><text:span text:style-name="T344"></text:span><text:span text:style-name="T345"><text:s/>FLOAT</text:span></text:p>
      <text:p text:style-name="P346"><text:span text:style-name="T347"><text:s/>• getB</text:span><text:span text:style-name="T348">ignum<text:s/></text:span><text:span text:style-name="T349"></text:span><text:span text:style-name="T350"><text:s/>DECIMAL</text:span></text:p>
      <text:p text:style-name="P351"><text:span text:style-name="T352">• getBoolean<text:s/></text:span><text:span text:style-name="T353"></text:span><text:span text:style-name="T354"><text:s/>BIT</text:span></text:p>
      <text:p text:style-name="P355"><text:span text:style-name="T356"><text:s/>• getString<text:s/></text:span><text:span text:style-name="T357"></text:span><text:span text:style-name="T358"><text:s/>VARCHAR</text:span></text:p>
      <text:p text:style-name="P359"><text:span text:style-name="T360"><text:s/>• getString<text:s/></text:span><text:span text:style-name="T361"></text:span><text:span text:style-name="T362"><text:s/>CHAR</text:span></text:p>
      <text:p text:style-name="P363"><text:span text:style-name="T364">• getDate<text:s/></text:span><text:span text:style-name="T365"></text:span><text:span text:style-name="T366"><text:s/>DATE</text:span></text:p>
      <text:p text:style-name="P367"><text:span text:style-name="T368">• getTime<text:s/></text:span><text:span text:style-name="T369"></text:span><text:span text:style-name="T370"><text:s/>TIME</text:span></text:p>
      <text:p text:style-name="P371"><text:span text:style-name="T372">• getTimesstamp<text:s/></text:span><text:span text:style-name="T373"></text:span><text:span text:style-name="T374"><text:s/>TIME STAMP</text:span></text:p>
      <text:p text:style-name="P375"><text:span text:style-name="T376">• getObject<text:s/></text:span><text:span text:style-name="T377"></text:span><text:span text:style-name="T378"><text:s/>cualquier otro tipo</text:span></text:p>
      <text:p text:style-name="P379"> Para pasar al siguiente registro se usa el método next()</text:p>
      <text:p text:style-name="P380">• Devuelve false<text:s/>cuando no hay más registros</text:p>
      <text:p text:style-name="P381"><text:s/></text:p>
      <text:h text:style-name="P382" text:outline-level="4">Cerrar la conexión</text:h>
      <text:p text:style-name="P383">Una vez que terminamos de usar la conexión, se debería cerrar, o bien terminar el programa, con lo que se cierra automáticamente.</text:p>
      <text:p text:style-name="P384"><text:span text:style-name="T385">// Cerramos la conexion a la base de datos.</text:span><text:span text:style-name="T386"><text:line-break/></text:span><text:span text:style-name="T387">conexion.close();</text:span></text:p>
      <text:p text:style-name="Standard"/>
      <text:p text:style-name="P388">La consulta pues Se crea a partir de la conexión</text:p>
      <text:p text:style-name="Standard"><text:span text:style-name="T389">instruccion = conexion.createStatement();<text:s/></text:span><text:span text:style-name="T390"></text:span></text:p>
      <text:p text:style-name="P391">Métodos</text:p>
      <text:p text:style-name="P392"><text:s/>• executeQuery(String sql)</text:p>
      <text:p text:style-name="Standard"><text:span text:style-name="T393"><text:tab/></text:span><text:span text:style-name="T394">• Ejecución de consultas: SELECT</text:span></text:p>
      <text:p text:style-name="P395"><text:tab/>• Devuelve un objeto ResultSet •</text:p>
      <text:p text:style-name="P396">executeUpdate(String sql) •</text:p>
      <text:p text:style-name="P397">Modificaciones en la BD: INSERT,<text:s/>UPDATE, DELETE</text:p>
      <text:p text:style-name="Standard"><text:span text:style-name="T398"><text:s/>• Devuelve el número de columnas afectadas</text:span></text:p>
      <text:p text:style-name="Standard"/>
      <text:p text:style-name="P399">otro ejemplo</text:p>
      <text:p text:style-name="P400"/>
      <text:p text:style-name="P401">try { Statement instruccion = conexion.createStatement();</text:p>
      <text:p text:style-name="P402">String query = "SELECT * FROM clientes WHERE nombre LIKE \"Empresa%\""; ResultSet resultados =<text:s/>instruccion.executeQuery(query); System.out.println("Listado de clientes: ");</text:p>
      <text:p text:style-name="P403">while (resultados.next()) {</text:p>
      <text:p text:style-name="P404">System.out.println("Cliente "+resultados.getString("nif") +", Nombre: "+resultados.getString("nombre") +", Teléfono: " +resultados.getString("telefono") );</text:p>
      <text:p text:style-name="P405">}</text:p>
      <text:p text:style-name="P406">} catch (Exception ex) {</text:p>
      <text:p text:style-name="P407"><text:s/><text:tab/><text:span text:style-name="T408">e.printStackTrace();</text:span></text:p>
      <text:p text:style-name="P409"><text:s/>}</text:p>
      <text:p text:style-name="P410">Api:prepareStatement</text:p>
      <text:h text:style-name="P411" text:outline-level="2">Utilizando JDBC Prepared Statement</text:h>
      <text:p text:style-name="P412"><text:span text:style-name="T413">Lo primero que tenemos que entender es cual es la diferencia<text:s/></text:span><text:span text:style-name="T414">entre un Statement de JDBC y un Prepared Statement</text:span><text:span text:style-name="T415">. Cuando nosotros<text:s/></text:span><text:span text:style-name="T416">construimos una consulta normal de JDBC utilizamos un Statement, este Statement o sentencia lo que se encarga es de definir una consulta SQL a ejecutar contra el motor de la base de datos.</text:span></text:p>
      <text:p text:style-name="P417"><text:span text:style-name="T418">para cada consulta SQL que construimos contra la base de datos se c</text:span><text:span text:style-name="T419">onstruye un plan de ejecución en el que la base de datos decide como esa consulta se ejecuta.</text:span></text:p>
      <text:p text:style-name="P420"/>
      <text:p text:style-name="P421"><text:span text:style-name="T422">Para dos consultas diferentes<text:s/></text:span><text:span text:style-name="T423">se crean dos planes de ejecución diferentes</text:span><text:span text:style-name="T424"><text:s/></text:span><text:span text:style-name="T425">aunque ambas consultas sean realmente muy similares y únicamente entre e</text:span><text:span text:style-name="T426">n juego el valo</text:span><text:span text:style-name="T427">r del parámetro que las pasamos</text:span><text:span text:style-name="T428"><text:s/></text:span><text:span text:style-name="T429">. Para solventar este problema existen<text:s/></text:span><text:span text:style-name="T430">los JDBC Prepared statement</text:span><text:span text:style-name="T431"><text:s/></text:span><text:span text:style-name="T432">. Estas estructuras permiten mantener<text:s/></text:span><text:span text:style-name="T433">las consultas neutras</text:span><text:span text:style-name="T434"><text:s/></text:span><text:span text:style-name="T435">sin tener en cuenta los parámetros que se las pasa ya que realiza un binding (union) de ellos</text:span></text:p>
      <text:p text:style-name="P436"/>
      <text:p text:style-name="P437"><text:span text:style-name="T438"><draw:frame draw:style-name="a0" draw:name="gráficos2" text:anchor-type="as-char" svg:x="0in" svg:y="0in" svg:width="6.54528in" svg:height="3.63543in" style:rel-width="scale" style:rel-height="scale"><draw:image xlink:href="https://www.arquitecturajava.com/wp-content/uploads/jdbcpreparedstatementparametros.png" xlink:type="simple" xlink:show="embed" xlink:actuate="onLoad"/><svg:title/><svg:desc/></draw:frame></text:span><text:span text:style-name="T439"><text:s/></text:span><text:s/></text:p>
      <text:p text:style-name="P440"><text:span text:style-name="T441">De esta forma cuando la base de datos genera un <text:s/>el plan de ejecución de ambas consultas , la que consulta por pepe y la que consulta por ana<text:s/></text:span><text:span text:style-name="T442"><text:s/>comparten el plan de ejecución</text:span><text:span text:style-name="T443">. Vamos a ver esto en código:</text:span></text:p>
      <text:p text:style-name="P444"/>
      <text:p text:style-name="P445"><text:span text:style-name="T446">String</text:span><text:span text:style-name="T447"><text:s/></text:span><text:span text:style-name="T448">consulta =<text:s/></text:span><text:span text:style-name="T449">"select * from Persona<text:s/></text:span><text:span text:style-name="T450">where nombre = ?<text:s/></text:span><text:span text:style-name="T451">"</text:span><text:span text:style-name="T452">;</text:span></text:p>
      <text:p text:style-name="P453"><text:span text:style-name="T454">Connection conexion= DriverManager.</text:span><text:span text:style-name="T455">getConnection</text:span><text:span text:style-name="T456">(</text:span><text:span text:style-name="T457">"jdbc:mysql://localhost/prueba"</text:span><text:span text:style-name="T458">,<text:s/></text:span><text:span text:style-name="T459">"root"</text:span><text:span text:style-name="T460">,<text:s/></text:span><text:span text:style-name="T461">"root"</text:span><text:span text:style-name="T462">)</text:span><text:span text:style-name="T463">;</text:span></text:p>
      <text:p text:style-name="P464">//se prepara la sentencia para ejecutarse (plan)</text:p>
      <text:p text:style-name="P465"><text:span text:style-name="T466">PreparedStatement sentencia= conexion.</text:span><text:span text:style-name="T467">prepareStatement</text:span><text:span text:style-name="T468">(</text:span><text:span text:style-name="T469">consulta</text:span><text:span text:style-name="T470">)</text:span><text:span text:style-name="T471">;</text:span></text:p>
      <text:p text:style-name="P472">//se ligan los<text:s/>parametros con los valores (con el tipo)</text:p>
      <text:p text:style-name="P473"><text:span text:style-name="T474">sentencia.</text:span><text:span text:style-name="T475">setString</text:span><text:span text:style-name="T476">(</text:span><text:span text:style-name="T477">1</text:span><text:span text:style-name="T478">,<text:s/></text:span><text:span text:style-name="T479">"pepe"</text:span><text:span text:style-name="T480">)</text:span><text:span text:style-name="T481">;</text:span></text:p>
      <text:p text:style-name="P482">//se ejecuta finalmente la sentecia</text:p>
      <text:p text:style-name="P483"><text:span text:style-name="T484">ResultSet rs = sentencia.</text:span><text:span text:style-name="T485">executeQuery</text:span><text:span text:style-name="T486">()</text:span><text:span text:style-name="T487">;</text:span></text:p>
      <text:p text:style-name="P488"><text:span text:style-name="T489"><text:tab/></text:span><text:span text:style-name="T490">sentencia.close();</text:span></text:p>
      <text:p text:style-name="P491"><text:span text:style-name="T492">No solo nos estaremos ahorrando la construcción de planes de ejecución sino que<text:s/></text:span><text:span text:style-name="T493">también de la misma manera estamos evitando que nos inyecten SQL</text:span><text:span text:style-name="T494"><text:s/></text:span><text:span text:style-name="T495">ya que al parametrizar la consulta el API de JDBC nos protege contra las este tipo de ataques.</text:span><text:span text:style-name="T496">Normalmente el uso de consultas parametrizadas mejora el rendimiento entre un 20 y un 30 % a nive</text:span><text:span text:style-name="T497">l de base de datos.</text:span></text:p>
      <text:p text:style-name="P498"/>
      <text:p text:style-name="P499"/>
      <text:p text:style-name="P500"/>
      <text:p text:style-name="P501">Una actualizacion</text:p>
      <text:p text:style-name="P502"/>
      <text:p text:style-name="P503"/>
      <text:p text:style-name="P504"><text:span text:style-name="T505">String</text:span><text:span text:style-name="T506"><text:s/></text:span><text:span text:style-name="T507">consulta =<text:s/></text:span><text:span text:style-name="T508">"update <text:s/>ropa set precio=? where id=? "</text:span><text:span text:style-name="T509">;</text:span></text:p>
      <text:p text:style-name="P510"><text:span text:style-name="T511">Connection conexion= DriverManager.</text:span><text:span text:style-name="T512">getConnection</text:span><text:span text:style-name="T513">(</text:span><text:span text:style-name="T514">"jdbc:mysql://localhost/prueba"</text:span><text:span text:style-name="T515">,<text:s/></text:span><text:span text:style-name="T516">"root"</text:span><text:span text:style-name="T517">,<text:s/></text:span><text:span text:style-name="T518">"root"</text:span><text:span text:style-name="T519">)</text:span><text:span text:style-name="T520">;</text:span></text:p>
      <text:p text:style-name="P521">//se prepara la sentencia para ejecutarse (plan)</text:p>
      <text:p text:style-name="P522"><text:span text:style-name="T523">PreparedStatement sentencia= conexion.</text:span><text:span text:style-name="T524">prepareStatement</text:span><text:span text:style-name="T525">(</text:span><text:span text:style-name="T526">consulta</text:span><text:span text:style-name="T527">)</text:span><text:span text:style-name="T528">;</text:span></text:p>
      <text:p text:style-name="P529">//se ligan los parametros con los valores (con el tipo)</text:p>
      <text:p text:style-name="P530">sentencia.setDouble(1,12.5);</text:p>
      <text:p text:style-name="P531"><text:span text:style-name="T532">sentencia.</text:span><text:span text:style-name="T533">setString</text:span><text:span text:style-name="T534">(</text:span><text:span text:style-name="T535">2</text:span><text:span text:style-name="T536">,<text:s/></text:span><text:span text:style-name="T537">"pepe"</text:span><text:span text:style-name="T538">)</text:span><text:span text:style-name="T539">;</text:span></text:p>
      <text:p text:style-name="P540">//se ejecuta finalmente la sentecia</text:p>
      <text:p text:style-name="P541"><text:span text:style-name="T542">int count = sentencia.</text:span><text:span text:style-name="T543">executeUpdate</text:span><text:span text:style-name="T544">()</text:span><text:span text:style-name="T545">;</text:span></text:p>
      <text:p text:style-name="P546">sentencia.close();</text:p>
      <text:p text:style-name="P547"/>
      <text:p text:style-name="P548">Una inserccion</text:p>
      <text:p text:style-name="P549"/>
      <text:p text:style-name="P550"><text:span text:style-name="T551">String</text:span><text:span text:style-name="T552"><text:s/></text:span><text:span text:style-name="T553">consulta =<text:s/></text:span><text:span text:style-name="T554">"insert into <text:s/>vendedor values(?,?) "</text:span><text:span text:style-name="T555">;</text:span></text:p>
      <text:p text:style-name="P556"><text:span text:style-name="T557">Connection conexion= DriverManager.</text:span><text:span text:style-name="T558">getConnection</text:span><text:span text:style-name="T559">(</text:span><text:span text:style-name="T560">"jdbc:mysql://localhost/prueba"</text:span><text:span text:style-name="T561">,<text:s/></text:span><text:span text:style-name="T562">"root"</text:span><text:span text:style-name="T563">,<text:s/></text:span><text:span text:style-name="T564">"root"</text:span><text:span text:style-name="T565">)</text:span><text:span text:style-name="T566">;</text:span></text:p>
      <text:p text:style-name="P567">//se prepara la sentencia para<text:s/>ejecutarse (plan)</text:p>
      <text:p text:style-name="P568"><text:span text:style-name="T569">PreparedStatement sentencia= conexion.</text:span><text:span text:style-name="T570">prepareStatement</text:span><text:span text:style-name="T571">(</text:span><text:span text:style-name="T572">consulta</text:span><text:span text:style-name="T573">)</text:span><text:span text:style-name="T574">;</text:span></text:p>
      <text:p text:style-name="P575">//se ligan los parametros con los valores (con el tipo)</text:p>
      <text:p text:style-name="P576">sentencia.setString(1,”234f”);</text:p>
      <text:p text:style-name="P577"><text:span text:style-name="T578">sentencia.</text:span><text:span text:style-name="T579">setString</text:span><text:span text:style-name="T580">(</text:span><text:span text:style-name="T581">2</text:span><text:span text:style-name="T582">,<text:s/></text:span><text:span text:style-name="T583">"pepe"</text:span><text:span text:style-name="T584">)</text:span><text:span text:style-name="T585">;</text:span></text:p>
      <text:p text:style-name="P586">//se ejecuta finalmente la sentecia</text:p>
      <text:p text:style-name="P587"><text:span text:style-name="T588">int count = sente</text:span><text:span text:style-name="T589">ncia.</text:span><text:span text:style-name="T590">executeUpdate</text:span><text:span text:style-name="T591">()</text:span><text:span text:style-name="T592">;</text:span></text:p>
      <text:p text:style-name="P593"/>
      <text:p text:style-name="P594">Un borrado</text:p>
      <text:p text:style-name="P595"><text:span text:style-name="T596">String</text:span><text:span text:style-name="T597"><text:s/></text:span><text:span text:style-name="T598">consulta =<text:s/></text:span><text:span text:style-name="T599">"delete <text:s/>from <text:s/>vendedor where dni like ?"</text:span><text:span text:style-name="T600">;</text:span></text:p>
      <text:p text:style-name="P601"><text:span text:style-name="T602">Connection conexion= DriverManager.</text:span><text:span text:style-name="T603">getConnection</text:span><text:span text:style-name="T604">(</text:span><text:span text:style-name="T605">"jdbc:mysql://localhost/prueba"</text:span><text:span text:style-name="T606">,<text:s/></text:span><text:span text:style-name="T607">"root"</text:span><text:span text:style-name="T608">,<text:s/></text:span><text:span text:style-name="T609">"root"</text:span><text:span text:style-name="T610">)</text:span><text:span text:style-name="T611">;</text:span></text:p>
      <text:p text:style-name="P612">//se prepara la sentencia para ejecutarse (plan)</text:p>
      <text:p text:style-name="P613"><text:span text:style-name="T614">PreparedStatement sentencia= conexion.</text:span><text:span text:style-name="T615">prepareStatement</text:span><text:span text:style-name="T616">(</text:span><text:span text:style-name="T617">consulta</text:span><text:span text:style-name="T618">)</text:span><text:span text:style-name="T619">;</text:span></text:p>
      <text:p text:style-name="P620">//se ligan los parametros con los valores (con el tipo)</text:p>
      <text:p text:style-name="P621">sentencia.setString(1,”%P”);</text:p>
      <text:p text:style-name="P622">//se ejecuta finalmente la sentecia</text:p>
      <text:p text:style-name="P623"><text:span text:style-name="T624">int count = sentencia.</text:span><text:span text:style-name="T625">executeUpdate</text:span><text:span text:style-name="T626">()</text:span><text:span text:style-name="T627">;</text:span></text:p>
      <text:p text:style-name="P628">sentencia.close();</text:p>
      <text:p text:style-name="P629"/>
      <text:p text:style-name="P630"/>
      <text:p text:style-name="P631"/>
      <text:p text:style-name="P632">correspondencia de tipos <text:s text:c="2"/>mysql ------java</text:p>
      <text:p text:style-name="P633">Types.BIT<text:s/><text:tab/><text:tab/><text:tab/><text:tab/>-<text:tab/>boolean</text:p>
      <text:p text:style-name="P634"><text:span text:style-name="T635"><text:s/></text:span><text:span text:style-name="T636">Types.TINYINT<text:s/></text:span><text:span text:style-name="T637"><text:tab/></text:span><text:span text:style-name="T638"><text:tab/></text:span><text:span text:style-name="T639"><text:tab/>-</text:span><text:span text:style-name="T640"><text:tab/>byte</text:span></text:p>
      <text:p text:style-name="P641">Types.SMALLINT<text:s/><text:tab/><text:tab/><text:tab/>-<text:tab/>short</text:p>
      <text:p text:style-name="P642">Types.INTEGER<text:s/><text:tab/><text:tab/><text:tab/>-<text:tab/>int</text:p>
      <text:p text:style-name="P643">Types.BIGINT<text:s/><text:tab/><text:tab/><text:tab/>-<text:tab/>long</text:p>
      <text:p text:style-name="P644">Types.FLOAT<text:s/><text:tab/><text:tab/><text:tab/>-<text:tab/>double</text:p>
      <text:p text:style-name="P645">Types.REAL<text:s/><text:tab/><text:tab/><text:tab/><text:tab/>-<text:tab/>float</text:p>
      <text:p text:style-name="P646">Types.DOUBLE<text:s/><text:tab/><text:tab/><text:tab/>-<text:tab/>double</text:p>
      <text:p text:style-name="P647">Types.NUMERIC<text:s/><text:tab/><text:tab/><text:tab/>-<text:tab/>java.math.BigDecimal</text:p>
      <text:p text:style-name="P648"><text:s/>Types.DECIMAL<text:s/><text:tab/><text:tab/><text:tab/>-<text:tab/>java.math.BigDecimal</text:p>
      <text:p text:style-name="P649">Types.CHAR<text:s/><text:tab/><text:tab/><text:tab/>-<text:tab/>java.lang.String</text:p>
      <text:p text:style-name="P650">Types.VARCHAR<text:s/><text:tab/><text:tab/><text:tab/>-<text:tab/>java.lang.String T</text:p>
      <text:p text:style-name="P651">ypes.LONGVARCHAR<text:s/><text:tab/><text:tab/>-<text:tab/>java.lang.String</text:p>
      <text:p text:style-name="P652">Types.DATE<text:s/><text:tab/><text:tab/><text:tab/><text:tab/>-<text:tab/>java.sql.Date Types.TIM<text:s/>java.sql.Time</text:p>
      <text:p text:style-name="P653">Types.BINARY<text:s/><text:tab/><text:tab/><text:tab/>-<text:tab/>byte [] Types.VARBINARY byte []</text:p>
      <text:p text:style-name="P654"/>
      <text:p text:style-name="P655">otro ejemplo</text:p>
      <text:p text:style-name="P656"/>
      <text:p text:style-name="P657">PreparedStatement ps = conexion.prepareStatement("INSERT INTO clientes VALUES (?,?,?,?) ");</text:p>
      <text:p text:style-name="P658">ps.setString(1, nif);</text:p>
      <text:p text:style-name="P659"><text:s/>ps.setString(2, nombre);</text:p>
      <text:p text:style-name="P660">ps.setString(3,<text:s/>direccion);</text:p>
      <text:p text:style-name="P661">ps.setString(4, email);</text:p>
      <text:p text:style-name="P662"><text:span text:style-name="T663">if (ps.executeUpdate()!=1) throw new Exception("Error en la Inserción"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apple-system, BlinkMacSystemFon" svg:font-family="apple-system, BlinkMacSystemFon" style:font-family-generic="system"/>
    <style:font-face style:name="Courier" svg:font-family="Courier" style:font-family-generic="system" svg:panose-1="2 7 4 9 2 2 5 2 4 4"/>
    <style:font-face style:name="Consolas" svg:font-family="Consolas" style:font-family-generic="modern" style:font-pitch="fixed" svg:panose-1="2 11 6 9 2 2 4 3 2 4"/>
    <style:font-face style:name="Oswald, sans-serif" svg:font-family="Oswald, sans-serif" style:font-family-generic="system"/>
    <style:font-face style:name="Lora, serif" svg:font-family="Lora, serif" style:font-family-generic="system"/>
    <style:font-face style:name="Source Code Pro" svg:font-family="Source Code Pro" style:font-family-generic="modern" style:font-pitch="fixed" svg:panose-1="2 11 5 9 3 4 3 2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20-01-07T20:39:00Z</meta:creation-date>
    <dc:date>2020-02-15T10:59:00Z</dc:date>
    <meta:template xlink:href="Normal" xlink:type="simple"/>
    <meta:editing-cycles>30</meta:editing-cycles>
    <meta:editing-duration>PT37080S</meta:editing-duration>
    <meta:document-statistic meta:page-count="1" meta:paragraph-count="26" meta:word-count="2042" meta:character-count="13247" meta:row-count="93" meta:non-whitespace-character-count="11231"/>
  </office:meta>
</office:document-meta>
</file>